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family-generic="roman"/>
    <style:font-face style:name="Monospace1"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3396in" fo:margin-left="0.6271in" table:align="left"/>
    </style:style>
    <style:style style:name="Table1.A" style:family="table-column">
      <style:table-column-properties style:column-width="1.2576in"/>
    </style:style>
    <style:style style:name="Table1.B" style:family="table-column">
      <style:table-column-properties style:column-width="4.0819in"/>
    </style:style>
    <style:style style:name="Table1.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B1" style:family="table-cell">
      <style:table-cell-properties style:vertical-align="middle" style:border-line-width="0.0007in 0.0139in 0.0007in" fo:padding="0.0194in" fo:border="0.05pt double #808080"/>
    </style:style>
    <style:style style:name="Table1.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1.B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2" style:family="table">
      <style:table-properties style:width="1.3889in" fo:margin-left="0.6271in" table:align="left"/>
    </style:style>
    <style:style style:name="Table2.A" style:family="table-column">
      <style:table-column-properties style:column-width="1.3889in"/>
    </style:style>
    <style:style style:name="Table2.A1" style:family="table-cell">
      <style:table-cell-properties style:vertical-align="middle" style:border-line-width="0.0007in 0.0139in 0.0007in" fo:padding="0.0194in" fo:border="0.05pt double #808080"/>
    </style:style>
    <style:style style:name="Table2.A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P1" style:family="paragraph" style:parent-style-name="Standard">
      <style:paragraph-properties fo:margin-left="1.0181in" fo:margin-right="0in" fo:text-align="justify" style:justify-single-word="false" fo:text-indent="0in" style:auto-text-indent="false" fo:background-color="#e6e6e6">
        <style:tab-stops/>
        <style:background-image/>
      </style:paragraph-properties>
      <style:text-properties fo:color="#000000" style:font-name="Liberation Serif" fo:font-size="7pt" fo:font-weight="normal" style:font-size-asian="7pt" style:font-weight-asian="normal" style:font-size-complex="7pt" style:font-weight-complex="normal"/>
    </style:style>
    <style:style style:name="P2" style:family="paragraph" style:parent-style-name="Standard">
      <style:paragraph-properties fo:margin-left="1.0181in" fo:margin-right="0in" fo:text-align="justify" style:justify-single-word="false" fo:text-indent="0in" style:auto-text-indent="false" fo:background-color="#e6e6e6">
        <style:background-image/>
      </style:paragraph-properties>
      <style:text-properties fo:color="#000000" style:font-name="Liberation Serif" fo:font-size="7pt" fo:font-weight="normal" style:font-name-asian="Monospace1" style:font-size-asian="7pt" style:font-weight-asian="normal" style:font-name-complex="Monospace1" style:font-size-complex="7pt" style:font-weight-complex="normal"/>
    </style:style>
    <style:style style:name="P3" style:family="paragraph" style:parent-style-name="Standard">
      <style:paragraph-properties fo:margin-left="1.0181in" fo:margin-right="0in" fo:text-align="justify" style:justify-single-word="false" fo:text-indent="0in" style:auto-text-indent="false" fo:background-color="#e6e6e6">
        <style:background-image/>
      </style:paragraph-properties>
      <style:text-properties fo:color="#000000" style:font-name="Liberation Serif" fo:font-size="7pt" style:font-name-asian="Monospace1" style:font-size-asian="7pt" style:font-name-complex="Monospace1" style:font-size-complex="7pt"/>
    </style:style>
    <style:style style:name="P4" style:family="paragraph" style:parent-style-name="Standard">
      <style:paragraph-properties fo:margin-left="1.0181in" fo:margin-right="0in" fo:text-align="justify" style:justify-single-word="false" fo:text-indent="0in" style:auto-text-indent="false" fo:background-color="#e6e6e6">
        <style:tab-stops/>
        <style:background-image/>
      </style:paragraph-properties>
      <style:text-properties fo:font-size="11pt" fo:font-weight="normal" style:font-size-asian="11pt" style:font-weight-asian="normal" style:font-size-complex="11pt" style:font-weight-complex="normal"/>
    </style:style>
    <style:style style:name="P5" style:family="paragraph" style:parent-style-name="Preformatted_20_Text">
      <style:paragraph-properties fo:margin-left="1.0181in" fo:margin-right="0in" fo:text-align="justify" style:justify-single-word="false" fo:text-indent="0in" style:auto-text-indent="false" fo:background-color="#e6e6e6">
        <style:tab-stops/>
        <style:background-image/>
      </style:paragraph-properties>
      <style:text-properties fo:color="#000000" style:font-name="Liberation Serif" fo:font-size="8pt" fo:font-weight="normal" style:font-size-asian="8pt" style:font-weight-asian="normal" style:font-size-complex="8pt" style:font-weight-complex="normal"/>
    </style:style>
    <style:style style:name="P6" style:family="paragraph" style:parent-style-name="Preformatted_20_Text">
      <style:paragraph-properties fo:margin-left="1.0181in" fo:margin-right="0in" fo:text-align="justify" style:justify-single-word="false" fo:text-indent="0in" style:auto-text-indent="false" fo:background-color="#e6e6e6">
        <style:tab-stops/>
        <style:background-image/>
      </style:paragraph-properties>
    </style:style>
    <style:style style:name="P7" style:family="paragraph" style:parent-style-name="Table_20_Contents">
      <style:paragraph-properties fo:text-align="justify" style:justify-single-word="false"/>
      <style:text-properties fo:font-size="10pt" fo:font-weight="normal" style:font-size-asian="10pt" style:font-weight-asian="normal" style:font-size-complex="10pt" style:font-weight-complex="normal"/>
    </style:style>
    <style:style style:name="P8" style:family="paragraph" style:parent-style-name="Table_20_Contents">
      <style:paragraph-properties fo:text-align="justify" style:justify-single-word="false"/>
      <style:text-properties fo:font-size="11pt" fo:font-weight="normal" style:font-size-asian="11pt" style:font-weight-asian="normal" style:font-size-complex="11pt" style:font-weight-complex="normal"/>
    </style:style>
    <style:style style:name="P9" style:family="paragraph" style:parent-style-name="Table_20_Contents">
      <style:paragraph-properties fo:text-align="justify" style:justify-single-word="false">
        <style:tab-stops/>
      </style:paragraph-properties>
      <style:text-properties fo:font-size="11pt" fo:font-weight="normal" style:font-size-asian="11pt" style:font-weight-asian="normal" style:font-size-complex="11pt" style:font-weight-complex="normal"/>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margin-left="1.002in" fo:margin-right="0in" fo:text-align="justify" style:justify-single-word="false" fo:text-indent="0in" style:auto-text-indent="false">
        <style:tab-stops/>
      </style:paragraph-properties>
      <style:text-properties fo:font-size="11pt" fo:font-weight="normal" style:font-size-asian="11pt" style:font-weight-asian="normal" style:font-size-complex="11pt" style:font-weight-complex="normal"/>
    </style:style>
    <style:style style:name="P12" style:family="paragraph" style:parent-style-name="Table_20_Contents">
      <style:paragraph-properties fo:margin-left="1.0417in" fo:margin-right="0in" fo:text-align="justify" style:justify-single-word="false" fo:text-indent="0in" style:auto-text-indent="false">
        <style:tab-stops/>
      </style:paragraph-properties>
      <style:text-properties fo:font-size="11pt" fo:font-weight="normal" style:font-size-asian="11pt" style:font-weight-asian="normal" style:font-size-complex="11pt" style:font-weight-complex="normal"/>
    </style:style>
    <style:style style:name="P13" style:family="paragraph" style:parent-style-name="Table_20_Contents">
      <style:paragraph-properties fo:margin-left="1.0417in" fo:margin-right="0in" fo:text-align="justify" style:justify-single-word="false" fo:text-indent="0in" style:auto-text-indent="false">
        <style:tab-stops/>
      </style:paragraph-properties>
      <style:text-properties fo:color="#000000" style:font-name="Liberation Serif" fo:font-size="11pt" fo:font-weight="normal" style:font-size-asian="11pt" style:font-weight-asian="normal" style:font-size-complex="11pt" style:font-weight-complex="normal"/>
    </style:style>
    <style:style style:name="P14" style:family="paragraph" style:parent-style-name="Standard">
      <style:paragraph-properties fo:margin-left="1.0134in" fo:margin-right="0in" fo:text-align="start" style:justify-single-word="false" fo:text-indent="0in" style:auto-text-indent="false" fo:background-color="#e6e6e6">
        <style:tab-stops/>
        <style:background-image/>
      </style:paragraph-properties>
    </style:style>
    <style:style style:name="P15" style:family="paragraph" style:parent-style-name="Standard">
      <style:paragraph-properties fo:margin-left="1.0134in" fo:margin-right="0in" fo:text-align="start" style:justify-single-word="false" fo:text-indent="0in" style:auto-text-indent="false" fo:background-color="#e6e6e6">
        <style:background-image/>
      </style:paragraph-properties>
      <style:text-properties style:font-name="Liberation Serif" fo:font-size="8pt" style:font-size-asian="8pt" style:font-size-complex="8pt"/>
    </style:style>
    <style:style style:name="P16" style:family="paragraph" style:parent-style-name="Standard">
      <style:paragraph-properties fo:margin-left="1.0134in" fo:margin-right="0in" fo:text-align="start" style:justify-single-word="false" fo:text-indent="0in" style:auto-text-indent="false" fo:background-color="#e6e6e6">
        <style:background-image/>
      </style:paragraph-properties>
      <style:text-properties fo:color="#646464" style:font-name="Liberation Serif" fo:font-size="8pt" style:font-size-asian="8pt" style:font-size-complex="8pt"/>
    </style:style>
    <style:style style:name="P17" style:family="paragraph" style:parent-style-name="Standard">
      <style:paragraph-properties fo:margin-left="1.0134in" fo:margin-right="0in" fo:text-align="start" style:justify-single-word="false" fo:text-indent="0in" style:auto-text-indent="false" fo:background-color="#e6e6e6">
        <style:background-image/>
      </style:paragraph-properties>
      <style:text-properties fo:color="#000000" style:font-name="Liberation Serif" fo:font-size="8pt" style:font-size-asian="8pt" style:font-size-complex="8pt"/>
    </style:style>
    <style:style style:name="P18" style:family="paragraph" style:parent-style-name="Text_20_body" style:master-page-name="">
      <style:paragraph-properties fo:margin-left="0.6098in" fo:margin-right="0in" fo:text-indent="0in" style:auto-text-indent="false" style:page-number="auto" fo:background-color="transparent" fo:keep-with-next="always">
        <style:background-image/>
      </style:paragraph-properties>
    </style:style>
    <style:style style:name="P19" style:family="paragraph" style:parent-style-name="Text_20_body" style:master-page-name="">
      <style:paragraph-properties fo:margin-left="0.6098in" fo:margin-right="0in" fo:text-indent="0in" style:auto-text-indent="false" style:page-number="auto" fo:background-color="transparent" fo:keep-with-next="always">
        <style:background-image/>
      </style:paragraph-properties>
      <style:text-properties fo:font-weight="bold" style:font-weight-asian="bold" style:font-weight-complex="bold"/>
    </style:style>
    <style:style style:name="P20"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1" style:family="paragraph" style:parent-style-name="Standard">
      <style:paragraph-properties fo:margin-left="0in" fo:margin-right="0in" fo:text-align="start" style:justify-single-word="false" fo:text-indent="0in" style:auto-text-indent="false"/>
    </style:style>
    <style:style style:name="P22" style:family="paragraph" style:parent-style-name="Table_20_Contents">
      <style:paragraph-properties fo:margin-left="0.6008in" fo:margin-right="0in" fo:text-align="justify" style:justify-single-word="false" fo:text-indent="0in" style:auto-text-indent="false">
        <style:tab-stops/>
      </style:paragraph-properties>
      <style:text-properties fo:font-size="11pt" fo:font-weight="normal" style:font-size-asian="11pt" style:font-weight-asian="normal" style:font-size-complex="11pt" style:font-weight-complex="normal"/>
    </style:style>
    <style:style style:name="P23" style:family="paragraph" style:parent-style-name="Table_20_Contents">
      <style:paragraph-properties fo:margin-left="1.002in" fo:margin-right="0in" fo:text-align="justify" style:justify-single-word="false" fo:text-indent="-0.461in" style:auto-text-indent="false">
        <style:tab-stops/>
      </style:paragraph-properties>
      <style:text-properties fo:color="#000000" style:font-name="Liberation Serif" fo:font-size="11pt" fo:font-weight="normal" style:font-size-asian="11pt" style:font-weight-asian="normal" style:font-size-complex="11pt" style:font-weight-complex="normal"/>
    </style:style>
    <style:style style:name="P24" style:family="paragraph" style:parent-style-name="Table_20_Contents">
      <style:paragraph-properties fo:margin-left="1.002in" fo:margin-right="0in" fo:text-align="justify" style:justify-single-word="false" fo:text-indent="-0.461in" style:auto-text-indent="false">
        <style:tab-stops/>
      </style:paragraph-properties>
      <style:text-properties fo:font-size="11pt" fo:font-weight="normal" style:font-size-asian="11pt" style:font-weight-asian="normal" style:font-size-complex="11pt" style:font-weight-complex="normal"/>
    </style:style>
    <style:style style:name="P25" style:family="paragraph" style:parent-style-name="Preformatted_20_Text">
      <style:paragraph-properties fo:margin-left="1.0319in" fo:margin-right="0in" fo:text-indent="0in" style:auto-text-indent="false" fo:background-color="#e6e6e6">
        <style:background-image/>
      </style:paragraph-properties>
      <style:text-properties style:font-name="Liberation Serif" fo:font-size="8pt" style:font-size-asian="8pt" style:font-size-complex="8pt"/>
    </style:style>
    <style:style style:name="P26" style:family="paragraph" style:parent-style-name="Preformatted_20_Text">
      <style:paragraph-properties fo:margin-left="1.0319in" fo:margin-right="0in" fo:text-align="start" style:justify-single-word="false" fo:text-indent="0in" style:auto-text-indent="false" fo:background-color="#e6e6e6">
        <style:background-image/>
      </style:paragraph-properties>
      <style:text-properties style:font-name="Liberation Serif" fo:font-size="8pt" style:font-size-asian="8pt" style:font-size-complex="8pt"/>
    </style:style>
    <style:style style:name="P27" style:family="paragraph" style:parent-style-name="Preformatted_20_Text">
      <style:paragraph-properties fo:margin-left="1.0319in" fo:margin-right="0in" fo:text-indent="0in" style:auto-text-indent="false" fo:background-color="#e6e6e6">
        <style:tab-stops>
          <style:tab-stop style:position="1.2307in"/>
          <style:tab-stop style:position="1.4728in"/>
          <style:tab-stop style:position="1.7154in"/>
          <style:tab-stop style:position="1.9484in"/>
        </style:tab-stops>
        <style:background-image/>
      </style:paragraph-properties>
      <style:text-properties style:font-name="Liberation Serif" fo:font-size="8pt" style:font-size-asian="8pt" style:font-size-complex="8pt"/>
    </style:style>
    <style:style style:name="P28" style:family="paragraph" style:parent-style-name="Preformatted_20_Text">
      <style:paragraph-properties fo:margin-left="1.0319in" fo:margin-right="0in" fo:text-align="justify" style:justify-single-word="false" fo:text-indent="0in" style:auto-text-indent="false" fo:background-color="#e6e6e6">
        <style:tab-stops>
          <style:tab-stop style:position="1.2307in"/>
          <style:tab-stop style:position="1.4728in"/>
          <style:tab-stop style:position="1.7154in"/>
          <style:tab-stop style:position="1.9484in"/>
        </style:tab-stops>
        <style:background-image/>
      </style:paragraph-properties>
      <style:text-properties style:font-name="Liberation Serif" fo:font-size="8pt" fo:font-weight="normal" style:font-size-asian="8pt" style:font-weight-asian="normal" style:font-size-complex="8pt" style:font-weight-complex="normal"/>
    </style:style>
    <style:style style:name="P29" style:family="paragraph" style:parent-style-name="Preformatted_20_Text">
      <style:paragraph-properties fo:margin-left="1.0319in" fo:margin-right="0in" fo:text-indent="0in" style:auto-text-indent="false" fo:background-color="#e6e6e6">
        <style:tab-stops>
          <style:tab-stop style:position="1.2307in"/>
          <style:tab-stop style:position="1.4728in"/>
          <style:tab-stop style:position="1.7154in"/>
          <style:tab-stop style:position="1.9484in"/>
        </style:tab-stops>
        <style:background-image/>
      </style:paragraph-properties>
      <style:text-properties style:font-name="Liberation Serif" fo:font-size="8pt" fo:font-weight="normal" style:font-size-asian="8pt" style:font-weight-asian="normal" style:font-size-complex="8pt" style:font-weight-complex="normal"/>
    </style:style>
    <style:style style:name="P30" style:family="paragraph" style:parent-style-name="Preformatted_20_Text">
      <style:paragraph-properties fo:margin-left="1.0319in" fo:margin-right="0in" fo:text-indent="0in" style:auto-text-indent="false" fo:background-color="#e6e6e6">
        <style:tab-stops>
          <style:tab-stop style:position="1.2307in"/>
          <style:tab-stop style:position="1.4728in"/>
          <style:tab-stop style:position="1.7154in"/>
          <style:tab-stop style:position="1.9484in"/>
        </style:tab-stops>
        <style:background-image/>
      </style:paragraph-properties>
      <style:text-properties style:font-name="Liberation Serif" fo:font-size="11pt" fo:font-weight="normal" style:font-size-asian="9.60000038146973pt" style:font-weight-asian="normal" style:font-size-complex="11pt" style:font-weight-complex="normal"/>
    </style:style>
    <style:style style:name="P31" style:family="paragraph" style:parent-style-name="Preformatted_20_Text">
      <style:paragraph-properties fo:margin-left="1.0319in" fo:margin-right="0in" fo:text-align="justify" style:justify-single-word="false" fo:text-indent="0in" style:auto-text-indent="false" fo:background-color="#e6e6e6">
        <style:tab-stops>
          <style:tab-stop style:position="1.2307in"/>
          <style:tab-stop style:position="1.4728in"/>
          <style:tab-stop style:position="1.7154in"/>
          <style:tab-stop style:position="1.9484in"/>
        </style:tab-stops>
        <style:background-image/>
      </style:paragraph-properties>
      <style:text-properties style:font-name="Liberation Serif" fo:font-size="11pt" fo:font-weight="normal" style:font-size-asian="9.60000038146973pt" style:font-weight-asian="normal" style:font-size-complex="11pt" style:font-weight-complex="normal"/>
    </style:style>
    <style:style style:name="P32" style:family="paragraph" style:parent-style-name="Preformatted_20_Text">
      <style:paragraph-properties fo:margin-left="1.0319in" fo:margin-right="0in" fo:text-indent="0in" style:auto-text-indent="false" fo:background-color="#e6e6e6">
        <style:tab-stops>
          <style:tab-stop style:position="1.2307in"/>
          <style:tab-stop style:position="1.4728in"/>
          <style:tab-stop style:position="1.7154in"/>
          <style:tab-stop style:position="1.9484in"/>
        </style:tab-stops>
        <style:background-image/>
      </style:paragraph-properties>
      <style:text-properties style:font-name="Liberation Serif" fo:font-size="11pt" fo:font-weight="normal" style:font-size-asian="11pt" style:font-weight-asian="normal" style:font-size-complex="11pt" style:font-weight-complex="normal"/>
    </style:style>
    <style:style style:name="P33" style:family="paragraph" style:parent-style-name="Standard">
      <style:paragraph-properties fo:margin-left="1.0319in" fo:margin-right="0in" fo:text-align="start" style:justify-single-word="false" fo:text-indent="0in" style:auto-text-indent="false" fo:background-color="#e6e6e6">
        <style:background-image/>
      </style:paragraph-properties>
      <style:text-properties style:font-name="Liberation Serif" fo:font-size="8pt" style:font-size-asian="8pt" style:font-size-complex="8pt"/>
    </style:style>
    <style:style style:name="P34" style:family="paragraph" style:parent-style-name="Standard">
      <style:paragraph-properties fo:margin-left="1.0319in" fo:margin-right="0in" fo:text-align="start" style:justify-single-word="false" fo:text-indent="0in" style:auto-text-indent="false" fo:background-color="#e6e6e6">
        <style:background-image/>
      </style:paragraph-properties>
      <style:text-properties fo:color="#646464" style:font-name="Liberation Serif" fo:font-size="8pt" style:font-size-asian="8pt" style:font-size-complex="8pt"/>
    </style:style>
    <style:style style:name="P35" style:family="paragraph" style:parent-style-name="Standard">
      <style:paragraph-properties fo:margin-left="1.0319in" fo:margin-right="0in" fo:text-align="start" style:justify-single-word="false" fo:text-indent="0in" style:auto-text-indent="false" fo:background-color="#e6e6e6">
        <style:background-image/>
      </style:paragraph-properties>
      <style:text-properties fo:color="#000000" style:font-name="Liberation Serif" fo:font-size="8pt" style:font-size-asian="8pt" style:font-size-complex="8pt"/>
    </style:style>
    <style:style style:name="P36" style:family="paragraph" style:parent-style-name="Preformatted_20_Text">
      <style:paragraph-properties fo:margin-left="1.0319in" fo:margin-right="0in" fo:text-align="justify" style:justify-single-word="false" fo:text-indent="0in" style:auto-text-indent="false" fo:background-color="#e6e6e6" fo:keep-with-next="always">
        <style:tab-stops>
          <style:tab-stop style:position="1.2307in"/>
          <style:tab-stop style:position="1.4728in"/>
          <style:tab-stop style:position="1.7154in"/>
          <style:tab-stop style:position="1.9484in"/>
        </style:tab-stops>
        <style:background-image/>
      </style:paragraph-properties>
      <style:text-properties style:font-name="Liberation Serif" fo:font-size="8pt" fo:font-weight="normal" style:font-size-asian="8pt" style:font-weight-asian="normal" style:font-size-complex="8pt" style:font-weight-complex="normal"/>
    </style:style>
    <style:style style:name="P37" style:family="paragraph" style:parent-style-name="Table_20_Contents">
      <style:paragraph-properties fo:margin-left="1.0319in" fo:margin-right="0in" fo:text-align="justify" style:justify-single-word="false" fo:text-indent="0in" style:auto-text-indent="false" fo:background-color="#e6e6e6">
        <style:tab-stops/>
        <style:background-image/>
      </style:paragraph-properties>
      <style:text-properties style:font-name="Liberation Serif" fo:font-size="11pt" fo:font-weight="normal" style:font-size-asian="11pt" style:font-weight-asian="normal" style:font-size-complex="11pt" style:font-weight-complex="normal"/>
    </style:style>
    <style:style style:name="P38" style:family="paragraph" style:parent-style-name="Table_20_Contents">
      <style:paragraph-properties fo:margin-left="1.0319in" fo:margin-right="0in" fo:text-align="justify" style:justify-single-word="false" fo:text-indent="0in" style:auto-text-indent="false">
        <style:tab-stops/>
      </style:paragraph-properties>
      <style:text-properties fo:font-size="11pt" fo:font-weight="normal" style:font-size-asian="11pt" style:font-weight-asian="normal" style:font-size-complex="11pt" style:font-weight-complex="normal"/>
    </style:style>
    <style:style style:name="P39" style:family="paragraph" style:parent-style-name="Table_20_Contents">
      <style:paragraph-properties fo:margin-left="1.0319in" fo:margin-right="0in" fo:text-align="justify" style:justify-single-word="false" fo:text-indent="0in" style:auto-text-indent="false">
        <style:tab-stops/>
      </style:paragraph-properties>
      <style:text-properties fo:font-size="11pt" fo:font-weight="bold" style:font-size-asian="11pt" style:font-weight-asian="bold" style:font-size-complex="11pt" style:font-weight-complex="bold"/>
    </style:style>
    <style:style style:name="P40" style:family="paragraph" style:parent-style-name="Standard" style:master-page-name="">
      <style:paragraph-properties fo:margin-left="1.0319in" fo:margin-right="0in" fo:text-align="start" style:justify-single-word="false" fo:text-indent="0in" style:auto-text-indent="false" style:page-number="auto" fo:background-color="#e6e6e6">
        <style:background-image/>
      </style:paragraph-properties>
      <style:text-properties fo:color="#000000" style:font-name="Liberation Serif" fo:font-size="8pt" style:font-size-asian="8pt" style:font-size-complex="8pt"/>
    </style:style>
    <style:style style:name="P41" style:family="paragraph" style:parent-style-name="Preformatted_20_Text" style:master-page-name="">
      <style:paragraph-properties fo:margin-left="1.0319in" fo:margin-right="0in" fo:text-indent="0in" style:auto-text-indent="false" style:page-number="auto" fo:background-color="#e6e6e6" fo:keep-with-next="always">
        <style:tab-stops>
          <style:tab-stop style:position="1.2307in"/>
          <style:tab-stop style:position="1.4728in"/>
          <style:tab-stop style:position="1.7154in"/>
          <style:tab-stop style:position="1.9484in"/>
        </style:tab-stops>
        <style:background-image/>
      </style:paragraph-properties>
      <style:text-properties style:font-name="Liberation Serif" fo:font-size="8pt" fo:font-weight="normal" style:font-size-asian="8pt" style:font-weight-asian="normal" style:font-size-complex="8pt" style:font-weight-complex="normal"/>
    </style:style>
    <style:style style:name="P42" style:family="paragraph" style:parent-style-name="Preformatted_20_Text">
      <style:paragraph-properties fo:margin-left="1.0319in" fo:margin-right="0in" fo:margin-top="0in" fo:margin-bottom="0.1965in" fo:text-indent="0in" style:auto-text-indent="false" fo:background-color="#e6e6e6">
        <style:background-image/>
      </style:paragraph-properties>
      <style:text-properties style:font-name="Liberation Serif" fo:font-size="8pt" style:font-size-asian="8pt" style:font-size-complex="8pt"/>
    </style:style>
    <style:style style:name="P43" style:family="paragraph" style:parent-style-name="Table_20_Contents">
      <style:paragraph-properties fo:text-align="start" style:justify-single-word="false" fo:keep-with-next="always"/>
    </style:style>
    <style:style style:name="P44" style:family="paragraph" style:parent-style-name="Table_20_Contents">
      <style:paragraph-properties fo:margin-left="1.0319in" fo:margin-right="0in" fo:text-align="justify" style:justify-single-word="false" fo:text-indent="0.15in" style:auto-text-indent="false">
        <style:tab-stops/>
      </style:paragraph-properties>
      <style:text-properties fo:font-size="11pt" fo:font-weight="normal" style:font-size-asian="11pt" style:font-weight-asian="normal" style:font-size-complex="11pt" style:font-weight-complex="normal"/>
    </style:style>
    <style:style style:name="P45" style:family="paragraph" style:parent-style-name="Standard">
      <style:paragraph-properties fo:margin-left="0.6008in" fo:margin-right="0in" fo:text-align="justify" style:justify-single-word="false" fo:text-indent="0.1874in" style:auto-text-indent="false"/>
    </style:style>
    <style:style style:name="P46" style:family="paragraph" style:parent-style-name="Standard">
      <style:paragraph-properties fo:margin-left="0.6008in" fo:margin-right="0in" fo:text-align="justify" style:justify-single-word="false" fo:text-indent="0.1874in" style:auto-text-indent="false"/>
      <style:text-properties fo:font-size="11pt" fo:font-weight="normal" style:font-size-asian="11pt" style:font-weight-asian="normal" style:font-size-complex="11pt" style:font-weight-complex="normal"/>
    </style:style>
    <style:style style:name="P47" style:family="paragraph" style:parent-style-name="Text_20_body">
      <style:paragraph-properties fo:margin-left="0.6008in" fo:margin-right="0in" fo:text-align="justify" style:justify-single-word="false" fo:text-indent="0.1874in" style:auto-text-indent="false"/>
    </style:style>
    <style:style style:name="P48" style:family="paragraph" style:parent-style-name="Text_20_body">
      <style:paragraph-properties fo:margin-left="0.6008in" fo:margin-right="0in" fo:text-align="justify" style:justify-single-word="false" fo:text-indent="0.1874in" style:auto-text-indent="false"/>
      <style:text-properties fo:font-size="11pt" fo:font-weight="normal"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50" style:family="paragraph" style:parent-style-name="Standard">
      <style:text-properties fo:color="#000000" style:font-name="Monospace" fo:font-size="10pt" style:font-size-asian="10pt"/>
    </style:style>
    <style:style style:name="P51" style:family="paragraph" style:parent-style-name="Standard" style:master-page-name="">
      <style:paragraph-properties fo:margin-left="0.9937in" fo:margin-right="0in" fo:text-indent="0in" style:auto-text-indent="false" style:page-number="auto" fo:keep-with-next="always"/>
    </style:style>
    <style:style style:name="P52" style:family="paragraph" style:parent-style-name="Standard" style:master-page-name="">
      <style:paragraph-properties fo:margin-left="0.9937in" fo:margin-right="0in" fo:text-align="justify" style:justify-single-word="false" fo:text-indent="0in" style:auto-text-indent="false" style:page-number="auto" fo:keep-with-next="always">
        <style:tab-stops/>
      </style:paragraph-properties>
      <style:text-properties fo:font-size="11pt" fo:font-weight="normal" style:font-size-asian="11pt" style:font-weight-asian="normal" style:font-size-complex="11pt" style:font-weight-complex="normal"/>
    </style:style>
    <style:style style:name="P53" style:family="paragraph" style:parent-style-name="Standard">
      <style:paragraph-properties fo:margin-left="0.9937in" fo:margin-right="0in" fo:text-indent="0in" style:auto-text-indent="false" fo:keep-with-next="always"/>
    </style:style>
    <style:style style:name="P54" style:family="paragraph" style:parent-style-name="Standard">
      <style:paragraph-properties fo:margin-left="0.9937in" fo:margin-right="0in" fo:text-indent="0in" style:auto-text-indent="false" fo:keep-with-next="always"/>
      <style:text-properties fo:font-size="11pt" fo:font-weight="normal" style:font-size-asian="11pt" style:font-weight-asian="normal" style:font-size-complex="11pt" style:font-weight-complex="normal"/>
    </style:style>
    <style:style style:name="P55" style:family="paragraph" style:parent-style-name="Standard">
      <style:paragraph-properties fo:margin-left="0.9937in" fo:margin-right="0in" fo:text-align="justify" style:justify-single-word="false" fo:text-indent="0in" style:auto-text-indent="false" fo:keep-with-next="always">
        <style:tab-stops/>
      </style:paragraph-properties>
      <style:text-properties fo:font-size="11pt" fo:font-weight="normal" style:font-size-asian="11pt" style:font-weight-asian="normal" style:font-size-complex="11pt" style:font-weight-complex="normal"/>
    </style:style>
    <style:style style:name="P56" style:family="paragraph" style:parent-style-name="Standard">
      <style:paragraph-properties fo:margin-left="0.9937in" fo:margin-right="0in" fo:text-align="justify" style:justify-single-word="false" fo:text-indent="0in" style:auto-text-indent="false">
        <style:tab-stops/>
      </style:paragraph-properties>
      <style:text-properties fo:font-size="11pt" fo:font-weight="normal" style:font-size-asian="11pt" style:font-weight-asian="normal" style:font-size-complex="11pt" style:font-weight-complex="normal"/>
    </style:style>
    <style:style style:name="P57" style:family="paragraph" style:parent-style-name="Standard">
      <style:paragraph-properties fo:margin-left="1.0327in" fo:margin-right="0in" fo:text-align="start" style:justify-single-word="false" fo:text-indent="0in" style:auto-text-indent="false" fo:background-color="#e6e6e6">
        <style:background-image/>
      </style:paragraph-properties>
      <style:text-properties fo:color="#000000" style:font-name="Liberation Serif" fo:font-size="8pt" style:font-size-asian="8pt" style:font-size-complex="8pt"/>
    </style:style>
    <style:style style:name="P58" style:family="paragraph" style:parent-style-name="Standard">
      <style:paragraph-properties fo:margin-left="1.0327in" fo:margin-right="0in" fo:text-align="start" style:justify-single-word="false" fo:text-indent="0in" style:auto-text-indent="false" fo:background-color="#e6e6e6">
        <style:background-image/>
      </style:paragraph-properties>
      <style:text-properties style:font-name="Liberation Serif" fo:font-size="8pt" style:font-size-asian="8pt" style:font-size-complex="8pt"/>
    </style:style>
    <style:style style:name="P59" style:family="paragraph" style:parent-style-name="Standard">
      <style:paragraph-properties fo:margin-left="1.0327in" fo:margin-right="0in" fo:text-align="start" style:justify-single-word="false" fo:text-indent="0in" style:auto-text-indent="false" fo:background-color="#e6e6e6">
        <style:background-image/>
      </style:paragraph-properties>
      <style:text-properties fo:color="#3f5fbf" style:font-name="Liberation Serif" fo:font-size="8pt" style:font-size-asian="8pt" style:font-size-complex="8pt"/>
    </style:style>
    <style:style style:name="P60" style:family="paragraph" style:parent-style-name="Table_20_Contents">
      <style:paragraph-properties fo:margin-left="1.0327in" fo:margin-right="0in" fo:text-align="justify" style:justify-single-word="false" fo:text-indent="0in" style:auto-text-indent="false">
        <style:tab-stops/>
      </style:paragraph-properties>
      <style:text-properties fo:font-size="11pt" fo:font-weight="normal" style:font-size-asian="11pt" style:font-weight-asian="normal" style:font-size-complex="11pt" style:font-weight-complex="normal"/>
    </style:style>
    <style:style style:name="P61" style:family="paragraph" style:parent-style-name="Table_20_Contents">
      <style:paragraph-properties fo:margin-left="0.6043in" fo:margin-right="0in" fo:text-align="justify" style:justify-single-word="false" fo:text-indent="0in" style:auto-text-indent="false">
        <style:tab-stops/>
      </style:paragraph-properties>
      <style:text-properties fo:font-size="11pt" fo:font-weight="normal" style:font-size-asian="11pt" style:font-weight-asian="normal" style:font-size-complex="11pt" style:font-weight-complex="normal"/>
    </style:style>
    <style:style style:name="P62" style:family="paragraph" style:parent-style-name="Table_20_Contents">
      <style:paragraph-properties fo:margin-left="1.0146in" fo:margin-right="0in" fo:text-align="justify" style:justify-single-word="false" fo:text-indent="0in" style:auto-text-indent="false">
        <style:tab-stops/>
      </style:paragraph-properties>
      <style:text-properties fo:font-size="11pt" fo:font-weight="normal" style:font-size-asian="11pt" style:font-weight-asian="normal" style:font-size-complex="11pt" style:font-weight-complex="normal"/>
    </style:style>
    <style:style style:name="P63" style:family="paragraph" style:parent-style-name="Table_20_Contents">
      <style:paragraph-properties fo:margin-left="1.0055in" fo:margin-right="0in" fo:text-align="justify" style:justify-single-word="false" fo:text-indent="0in" style:auto-text-indent="false">
        <style:tab-stops/>
      </style:paragraph-properties>
      <style:text-properties fo:font-size="11pt" fo:font-weight="normal" style:font-size-asian="11pt" style:font-weight-asian="normal" style:font-size-complex="11pt" style:font-weight-complex="normal"/>
    </style:style>
    <style:style style:name="P64" style:family="paragraph" style:parent-style-name="Table_20_Contents">
      <style:paragraph-properties fo:margin-left="1.0055in" fo:margin-right="0in" fo:text-align="justify" style:justify-single-word="false" fo:text-indent="0in" style:auto-text-indent="false">
        <style:tab-stops/>
      </style:paragraph-properties>
      <style:text-properties fo:font-size="11pt" fo:font-weight="bold" style:font-size-asian="11pt" style:font-weight-asian="bold" style:font-size-complex="11pt" style:font-weight-complex="bold"/>
    </style:style>
    <style:style style:name="P65" style:family="paragraph" style:parent-style-name="Table_20_Contents">
      <style:paragraph-properties fo:margin-left="1.0508in" fo:margin-right="0in" fo:text-align="justify" style:justify-single-word="false" fo:text-indent="0in" style:auto-text-indent="false">
        <style:tab-stops/>
      </style:paragraph-properties>
      <style:text-properties fo:font-size="11pt" fo:font-weight="normal" style:font-size-asian="11pt" style:font-weight-asian="normal" style:font-size-complex="11pt" style:font-weight-complex="normal"/>
    </style:style>
    <style:style style:name="P66" style:family="paragraph" style:parent-style-name="Table_20_Contents">
      <style:paragraph-properties fo:margin-left="1.0689in" fo:margin-right="0in" fo:text-align="justify" style:justify-single-word="false" fo:text-indent="0in" style:auto-text-indent="false">
        <style:tab-stops/>
      </style:paragraph-properties>
      <style:text-properties fo:font-size="11pt" fo:font-weight="bold" style:font-size-asian="11pt" style:font-weight-asian="bold" style:font-size-complex="11pt" style:font-weight-complex="bold"/>
    </style:style>
    <style:style style:name="P67" style:family="paragraph" style:parent-style-name="Table_20_Contents">
      <style:paragraph-properties fo:margin-left="1.0689in" fo:margin-right="0in" fo:text-align="justify" style:justify-single-word="false" fo:text-indent="0in" style:auto-text-indent="false">
        <style:tab-stops/>
      </style:paragraph-properties>
      <style:text-properties fo:color="#000000" style:font-name="Monospace" fo:font-size="11pt" fo:font-weight="bold" style:font-size-asian="11pt" style:font-weight-asian="bold" style:font-size-complex="11pt" style:font-weight-complex="bold"/>
    </style:style>
    <style:style style:name="P68" style:family="paragraph" style:parent-style-name="Table_20_Contents">
      <style:paragraph-properties fo:margin-left="1.0508in" fo:margin-right="0in" fo:text-align="justify" style:justify-single-word="false" fo:text-indent="0.1256in" style:auto-text-indent="false">
        <style:tab-stops/>
      </style:paragraph-properties>
      <style:text-properties fo:font-size="11pt" fo:font-weight="normal" style:font-size-asian="11pt" style:font-weight-asian="normal" style:font-size-complex="11pt" style:font-weight-complex="normal"/>
    </style:style>
    <style:style style:name="P69" style:family="paragraph" style:parent-style-name="Table_20_Contents">
      <style:paragraph-properties fo:margin-left="1.0689in" fo:margin-right="0in" fo:text-align="justify" style:justify-single-word="false" fo:text-indent="0.1165in" style:auto-text-indent="false">
        <style:tab-stops/>
      </style:paragraph-properties>
      <style:text-properties fo:font-size="11pt" fo:font-weight="normal" style:font-size-asian="11pt" style:font-weight-asian="normal" style:font-size-complex="11pt" style:font-weight-complex="normal"/>
    </style:style>
    <style:style style:name="P70" style:family="paragraph" style:parent-style-name="Table_20_Contents">
      <style:paragraph-properties fo:margin-left="1.0689in" fo:margin-right="0in" fo:text-align="justify" style:justify-single-word="false" fo:text-indent="0.0091in" style:auto-text-indent="false">
        <style:tab-stops/>
      </style:paragraph-properties>
      <style:text-properties fo:font-size="11pt" fo:font-weight="bold" style:font-size-asian="11pt" style:font-weight-asian="bold" style:font-size-complex="11pt" style:font-weight-complex="bold"/>
    </style:style>
    <style:style style:name="P71" style:family="paragraph" style:parent-style-name="Standard" style:list-style-name="L1">
      <style:paragraph-properties fo:text-align="justify" style:justify-single-word="false"/>
      <style:text-properties fo:font-size="11pt" fo:font-weight="normal" style:font-size-asian="11pt" style:font-weight-asian="normal" style:font-size-complex="11pt" style:font-weight-complex="normal"/>
    </style:style>
    <style:style style:name="P72" style:family="paragraph" style:parent-style-name="Standard" style:list-style-name="L1">
      <style:paragraph-properties fo:text-align="justify" style:justify-single-word="false"/>
      <style:text-properties fo:font-size="11pt" fo:font-weight="bold" style:font-size-asian="11pt" style:font-weight-asian="bold" style:font-size-complex="11pt" style:font-weight-complex="bold"/>
    </style:style>
    <style:style style:name="P73" style:family="paragraph" style:parent-style-name="Standard" style:list-style-name="L1">
      <style:paragraph-properties fo:text-align="justify" style:justify-single-word="false"/>
      <style:text-properties fo:color="#000000" style:font-name="Liberation Serif" fo:font-size="11pt" fo:font-weight="bold" style:font-size-asian="9.60000038146973pt" style:font-weight-asian="bold" style:font-size-complex="11pt" style:font-weight-complex="bold"/>
    </style:style>
    <style:style style:name="P74" style:family="paragraph" style:parent-style-name="Table_20_Contents"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75" style:family="paragraph" style:parent-style-name="Table_20_Contents" style:list-style-name="L1">
      <style:paragraph-properties fo:text-align="justify" style:justify-single-word="false"/>
      <style:text-properties fo:font-size="11pt" fo:font-weight="normal" style:font-size-asian="11pt" style:font-weight-asian="normal" style:font-size-complex="11pt" style:font-weight-complex="normal"/>
    </style:style>
    <style:style style:name="P76" style:family="paragraph" style:parent-style-name="Table_20_Contents" style:list-style-name="L1">
      <style:paragraph-properties fo:text-align="justify" style:justify-single-word="false">
        <style:tab-stops/>
      </style:paragraph-properties>
      <style:text-properties fo:font-size="11pt" fo:font-weight="normal" style:font-size-asian="11pt" style:font-weight-asian="normal" style:font-size-complex="11pt" style:font-weight-complex="normal"/>
    </style:style>
    <style:style style:name="P77" style:family="paragraph" style:parent-style-name="Table_20_Contents" style:list-style-name="L1">
      <style:paragraph-properties fo:text-align="justify" style:justify-single-word="false"/>
    </style:style>
    <style:style style:name="P78" style:family="paragraph" style:parent-style-name="Table_20_Contents" style:list-style-name="L1" style:master-page-name="">
      <style:paragraph-properties fo:text-align="justify" style:justify-single-word="false" style:page-number="auto" fo:keep-with-next="always">
        <style:tab-stops/>
      </style:paragraph-properties>
      <style:text-properties fo:font-size="11pt" fo:font-weight="normal" style:font-size-asian="11pt" style:font-weight-asian="normal" style:font-size-complex="11pt" style:font-weight-complex="normal"/>
    </style:style>
    <style:style style:name="P79" style:family="paragraph" style:parent-style-name="Table_20_Contents" style:list-style-name="L1">
      <style:paragraph-properties fo:text-align="justify" style:justify-single-word="false" fo:keep-with-next="always">
        <style:tab-stops/>
      </style:paragraph-properties>
      <style:text-properties fo:font-size="11pt" fo:font-weight="normal" style:font-size-asian="11pt" style:font-weight-asian="normal" style:font-size-complex="11pt" style:font-weight-complex="normal"/>
    </style:style>
    <style:style style:name="T1" style:family="text">
      <style:text-properties fo:color="#000000"/>
    </style:style>
    <style:style style:name="T2" style:family="text">
      <style:text-properties fo:color="#000000" style:font-name="Liberation Serif" fo:font-size="8pt" fo:font-weight="normal" style:font-size-asian="8pt" style:font-weight-asian="normal" style:font-size-complex="8pt" style:font-weight-complex="normal"/>
    </style:style>
    <style:style style:name="T3" style:family="text">
      <style:text-properties fo:color="#000000" style:font-name="Liberation Serif" fo:font-size="8pt" style:font-size-asian="8pt" style:font-size-complex="8pt"/>
    </style:style>
    <style:style style:name="T4" style:family="text">
      <style:text-properties fo:color="#000000" style:text-underline-style="solid" style:text-underline-width="auto" style:text-underline-color="font-color"/>
    </style:style>
    <style:style style:name="T5" style:family="text">
      <style:text-properties fo:color="#000000" fo:font-weight="normal" style:font-weight-asian="normal" style:font-weight-complex="normal"/>
    </style:style>
    <style:style style:name="T6" style:family="text">
      <style:text-properties fo:color="#000000" fo:font-style="italic" style:font-style-asian="italic"/>
    </style:style>
    <style:style style:name="T7" style:family="text">
      <style:text-properties fo:font-weight="bold" style:font-weight-asian="bold" style:font-weight-complex="bold"/>
    </style:style>
    <style:style style:name="T8" style:family="text">
      <style:text-properties style:font-name="Liberation Serif" fo:font-size="8pt" style:font-size-asian="8pt" style:font-size-complex="8pt"/>
    </style:style>
    <style:style style:name="T9" style:family="text">
      <style:text-properties style:font-name="Liberation Serif" fo:font-size="8pt" fo:font-weight="bold" style:font-size-asian="8pt" style:font-weight-asian="bold" style:font-size-complex="8pt" style:font-weight-complex="bold"/>
    </style:style>
    <style:style style:name="T10" style:family="text">
      <style:text-properties style:font-name="Liberation Serif" fo:font-size="8pt" fo:font-weight="normal" style:font-size-asian="8pt" style:font-weight-asian="normal" style:font-size-complex="8pt" style:font-weight-complex="normal"/>
    </style:style>
    <style:style style:name="T11" style:family="text">
      <style:text-properties style:font-name="Liberation Serif" fo:font-size="9pt" fo:font-weight="bold" fo:background-color="transparent" style:font-size-asian="9pt" style:font-weight-asian="bold" style:font-size-complex="9pt" style:font-weight-complex="bold"/>
    </style:style>
    <style:style style:name="T12" style:family="text">
      <style:text-properties style:font-name="Liberation Serif" fo:font-size="9pt" fo:background-color="transparent" style:font-size-asian="9pt" style:font-size-complex="9pt"/>
    </style:style>
    <style:style style:name="T13" style:family="text">
      <style:text-properties style:font-name="Liberation Serif" fo:font-size="9pt" fo:font-weight="normal" fo:background-color="transparent" style:font-size-asian="9pt" style:font-weight-asian="normal" style:font-size-complex="9pt" style:font-weight-complex="normal"/>
    </style:style>
    <style:style style:name="T14" style:family="text">
      <style:text-properties fo:color="#0000ff"/>
    </style:style>
    <style:style style:name="T15" style:family="text">
      <style:text-properties fo:color="#0000ff" style:text-underline-style="solid" style:text-underline-width="auto" style:text-underline-color="font-color" fo:font-weight="bold" style:font-weight-asian="bold" style:font-weight-complex="bold"/>
    </style:style>
    <style:style style:name="T16" style:family="text">
      <style:text-properties fo:color="#0000ff" fo:font-weight="bold" style:font-weight-asian="bold" style:font-weight-complex="bold"/>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font-size="11pt" fo:font-weight="bold" style:font-size-asian="11pt" style:font-weight-asian="bold" style:font-size-complex="11pt" style:font-weight-complex="bold"/>
    </style:style>
    <style:style style:name="T19" style:family="text">
      <style:text-properties fo:color="#7f0055" fo:font-weight="bold" style:font-weight-asian="bold"/>
    </style:style>
    <style:style style:name="T20" style:family="text">
      <style:text-properties fo:color="#7f0055" style:text-underline-style="solid" style:text-underline-width="auto" style:text-underline-color="font-color" fo:font-weight="bold" style:font-weight-asian="bold"/>
    </style:style>
    <style:style style:name="T21" style:family="text">
      <style:text-properties fo:color="#2a00ff"/>
    </style:style>
    <style:style style:name="T22" style:family="text">
      <style:text-properties fo:color="#0000c0"/>
    </style:style>
    <style:style style:name="T23" style:family="text">
      <style:text-properties fo:color="#0000c0" fo:font-style="italic" style:font-style-asian="italic"/>
    </style:style>
    <style:style style:name="T24" style:family="text">
      <style:text-properties fo:color="#0000c0" style:text-underline-style="solid" style:text-underline-width="auto" style:text-underline-color="font-color"/>
    </style:style>
    <style:style style:name="T25" style:family="text">
      <style:text-properties fo:color="#646464"/>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3f5fbf"/>
    </style:style>
    <style:style style:name="T28" style:family="text">
      <style:text-properties fo:color="#3f5fbf" style:text-underline-style="solid" style:text-underline-width="auto" style:text-underline-color="font-color"/>
    </style:style>
    <style:style style:name="T29" style:family="text">
      <style:text-properties fo:color="#7f9fbf" fo:font-weight="bold" style:font-weight-asian="bold"/>
    </style:style>
    <style:style style:name="T30" style:family="text">
      <style:text-properties fo:color="#3f7f5f"/>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2902in" fo:text-indent="-0.25in" fo:margin-left="0.2902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6in" fo:text-indent="-0.35in" fo:margin-left="0.5902in"/>
        </style:list-level-properties>
      </text:list-level-style-number>
      <text:list-level-style-number text:level="3" text:style-name="Numbering_20_Symbols" style:num-prefix=" " style:num-suffix=")" style:num-format="a" text:display-levels="3">
        <style:list-level-properties text:list-level-position-and-space-mode="label-alignment">
          <style:list-level-label-alignment text:label-followed-by="listtab" text:list-tab-stop-position="1.0374in" fo:text-indent="-0.45in" fo:margin-left="1.0402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EJB Entity Bean készítése Glassfish 3.1 applikációs szerverrel, EclipesLink JPA implementációval, PostgreSQL adatbázis szerverrel IDE nélkül</text:p>
      <text:p text:style-name="P7"/>
      <text:p text:style-name="P7"/>
      <text:p text:style-name="P7"/>
      <text:list xml:id="list18364464611" text:style-name="L1">
        <text:list-item>
          <text:p text:style-name="P75">Egy kis JPA ismertető</text:p>
        </text:list-item>
      </text:list>
      <text:p text:style-name="P8"/>
      <text:list xml:id="list433577977" text:continue-numbering="true" text:style-name="L1">
        <text:list-item>
          <text:list>
            <text:list-item>
              <text:p text:style-name="P75">Áttekintő</text:p>
            </text:list-item>
          </text:list>
        </text:list-item>
      </text:list>
      <text:p text:style-name="P8"/>
      <text:p text:style-name="P48">Az a folyamatot mely a java objektumokat adatbázis táblákhoz és vissza map-peli, ORM-nek, vagyis "Object-relational mapping"-nek nevezzük</text:p>
      <text:p text:style-name="P48">A Java Persistence API (JPA) az ORM egyik megközelítése. Tulajdonképpen egy specifikáció melynek sok implementációja elérhető. Legismertebbek ezek közül: Hibernate, EclipseLink, Apache OpenJPA. A referencia implementáció az EclipseLink</text:p>
      <text:p text:style-name="P48">A JPA-n keresztül lehet mappelni, tárolni, felülírni illetve visszanyerni adatokat egy relációs adatbázisból java objektumokba és fordítva</text:p>
      <text:p text:style-name="P48">JPA használható JavaEE és Java-SE applikációkban.</text:p>
      <text:p text:style-name="P48">A Java objektek és az adatbázis táblák közötti map-pelés metadata-kon keresztűl történik. A JPA tipikusan annotációkon keresztül definiálja a metadatokat. Alternativ megoldásként XML-ben és kombinálva is definiálhatóak. Az XML konfiguráció felülírja az annotációkat.</text:p>
      <text:list xml:id="list619222292" text:continue-numbering="true" text:style-name="L1">
        <text:list-item>
          <text:list>
            <text:list-item>
              <text:p text:style-name="P75">Entity</text:p>
            </text:list-item>
          </text:list>
        </text:list-item>
      </text:list>
      <text:p text:style-name="P47"><text:span text:style-name="T17">Az az osztály melyet perzisztálni szeretnénk egy adatbázisban a javax.persistence.</text:span><text:span text:style-name="T18">Entity</text:span><text:span text:style-name="T17">-vel kell annotálnunk. Az ilyen osztályokat Entity-nek nevezzük. A JPA egy táblát készít az Entity számára az adatbázisban. Egy példánya az osztálynak egy sornak felel meg a táblában.</text:span></text:p>
      <text:p text:style-name="P48">Minden Entity osztálynak definiálnia kell egy primary key-t, szüksége van egy argumentum nélküli konstruktorra és/vagy nem lehet final. A kulcs lehet egy mező vagy mezők kombinációja.</text:p>
      <text:p text:style-name="P47"><text:span text:style-name="T17">A JPA engedi az automatikusan generált primary key-t a </text:span><text:span text:style-name="T18">@GeneratedValue</text:span><text:span text:style-name="T17"> annotáció használatával</text:span></text:p>
      <text:p text:style-name="P47"><text:span text:style-name="T17">Alapértelmezés szerint a tábla neve megfelel az osztály nevének. Ez azonban megváltoztatható a </text:span><text:span text:style-name="T18">@Table(name=”new_table_name”)</text:span><text:span text:style-name="T17"> annotációval.</text:span></text:p>
      <text:list xml:id="list1013521139" text:continue-numbering="true" text:style-name="L1">
        <text:list-item>
          <text:list>
            <text:list-item>
              <text:p text:style-name="P75">A mezők perzisztenciája</text:p>
            </text:list-item>
          </text:list>
        </text:list-item>
      </text:list>
      <text:p text:style-name="P48">Az Entity mezői az adatbázisban tárolódnak. A JPA tudja használni akár a mezőneveket akár gettereket/settereket hogy egy mezőhöz férjen, azonban a kettő nem keverhető. Ha settereket/gettereket kívánsz használni, akkor a java osztálynak követnie kell a Java Bean naming konvenciót. A JPA default működésként az Entity minden mezőjét perzisztálja. Ha egy mezőt nem kívánsz perzisztensé tenni, akkor azt a @Transient annotációval kell jelezni.</text:p>
      <text:p text:style-name="P47"><text:span text:style-name="T17">Alapértelmezés szerint minden mező a saját nevével van map-pelve az oszlophoz. Ez megváltoztatható a </text:span><text:span text:style-name="T18">@Column(name=”new_field_name”)</text:span><text:span text:style-name="T17"> annotációval.</text:span></text:p>
      <text:p text:style-name="P47"/>
      <text:p text:style-name="P18"><text:soft-page-break/>Annotációk a mezőkre/getterek és setterek számára </text:p>
      <table:table table:name="Table1" table:style-name="Table1">
        <table:table-column table:style-name="Table1.A"/>
        <table:table-column table:style-name="Table1.B"/>
        <table:table-row>
          <table:table-cell table:style-name="Table1.A1" office:value-type="string">
            <text:p text:style-name="P43">@Id</text:p>
          </table:table-cell>
          <table:table-cell table:style-name="Table1.B1" office:value-type="string">
            <text:p text:style-name="P43">Identifies the unique ID of the database entry</text:p>
          </table:table-cell>
        </table:table-row>
        <table:table-row>
          <table:table-cell table:style-name="Table1.A2" office:value-type="string">
            <text:p text:style-name="P43">@GeneratedValue</text:p>
          </table:table-cell>
          <table:table-cell table:style-name="Table1.B2" office:value-type="string">
            <text:p text:style-name="P10">Together with ID defines that this value is generated automatically. </text:p>
          </table:table-cell>
        </table:table-row>
        <table:table-row>
          <table:table-cell table:style-name="Table1.A2" office:value-type="string">
            <text:p text:style-name="P10">@Transient</text:p>
          </table:table-cell>
          <table:table-cell table:style-name="Table1.B2" office:value-type="string">
            <text:p text:style-name="P10">Field will not be saved in database</text:p>
          </table:table-cell>
        </table:table-row>
      </table:table>
      <text:p text:style-name="Text_20_body"/>
      <text:list xml:id="list173885677" text:continue-numbering="true" text:style-name="L1">
        <text:list-item>
          <text:list>
            <text:list-item>
              <text:p text:style-name="P75">Adatkapcsolat map-pelése</text:p>
            </text:list-item>
          </text:list>
        </text:list-item>
      </text:list>
      <text:p text:style-name="P48">A JPA lehetővé teszi, hogy kapcsolatokat definiáljunk az osztályok között, például megadható, hogy egy osztály része egy másik osztálynak (containment). Az osztályok közötti kapcsolat lehet “One to one”, “One to many”, “Many to one” és “Many to many”.</text:p>
      <text:p text:style-name="P47"><text:span text:style-name="T17">A kapcsolat lehet “bidirectional” vagy “unidirectional”. Például egy bidirectional kapcsolatban, mind a két osztály tartalmaz referenciát a másikról, míg az unidirectional kapcsolatban csak az egyik osztály tartalmaz referenciát a másikról. Egy bidirectional kapcsolatban definiálni kell a birtokló oldalt a másik osztályban a “mappedBy” attributummal. Például </text:span><text:span text:style-name="T18">@ManyToMany(mappedBy=”attribute_of_the_owning_class”)</text:span></text:p>
      <text:p text:style-name="P48"/>
      <text:p text:style-name="P19">Adatkapcsolati annotációk</text:p>
      <table:table table:name="Table2" table:style-name="Table2">
        <table:table-column table:style-name="Table2.A"/>
        <table:table-row>
          <table:table-cell table:style-name="Table2.A1" office:value-type="string">
            <text:p text:style-name="P10">@OneToOne</text:p>
          </table:table-cell>
        </table:table-row>
        <table:table-row>
          <table:table-cell table:style-name="Table2.A2" office:value-type="string">
            <text:p text:style-name="P10">@OneToMany</text:p>
          </table:table-cell>
        </table:table-row>
        <table:table-row>
          <table:table-cell table:style-name="Table2.A2" office:value-type="string">
            <text:p text:style-name="P10">@ManyToOne</text:p>
          </table:table-cell>
        </table:table-row>
        <table:table-row>
          <table:table-cell table:style-name="Table2.A2" office:value-type="string">
            <text:p text:style-name="P10">@ManyToMany</text:p>
          </table:table-cell>
        </table:table-row>
      </table:table>
      <text:p text:style-name="Text_20_body"/>
      <text:list xml:id="list2131438903" text:continue-numbering="true" text:style-name="L1">
        <text:list-item>
          <text:list>
            <text:list-item>
              <text:p text:style-name="P75">Entity Manager</text:p>
            </text:list-item>
          </text:list>
        </text:list-item>
      </text:list>
      <text:p text:style-name="P47"><text:span text:style-name="T17">Az Entity Manager </text:span><text:span text:style-name="T18">javax.persistence.EntityManager</text:span><text:span text:style-name="T17"> támogatja a műveleteket az adatbázisok felől és felé. Például objektum keresés, perzisztálás, objektum törlés az adatbázisból... </text:span></text:p>
      <text:p text:style-name="P48">Egy JavaEE applikációban az entity manager automatikusan beinzertálódik egy web applikációban . A JavaEE-n kívül az entity manager-t magadnak kell kezelni.</text:p>
      <text:p text:style-name="P47"><text:span text:style-name="T17">Az Entity Manager által kezelt Entity-k automatikusan propagálja a változásokat az adatbázis felé. (ha egy commit statement-ben történt). Ha az Entity Manager lezárt (</text:span><text:span text:style-name="T18">close()</text:span><text:span text:style-name="T17">-on keresztül) akkor a kezelt entity-k ugynevezett </text:span><text:span text:style-name="T18">detached</text:span><text:span text:style-name="T17"> allapotban vannak. Ha újra szinkronizáljuk az adatbázissal akkor az Entity Manager támogatja a </text:span><text:span text:style-name="T18">merge()</text:span><text:span text:style-name="T17"> metódust.</text:span></text:p>
      <text:list xml:id="list1593824778" text:continue-numbering="true" text:style-name="L1">
        <text:list-item>
          <text:list>
            <text:list-item>
              <text:p text:style-name="P75">Persistence Unit</text:p>
            </text:list-item>
          </text:list>
        </text:list-item>
      </text:list>
      <text:p text:style-name="P45"><text:span text:style-name="T17">Az </text:span><text:span text:style-name="T18">EntityManager</text:span><text:span text:style-name="T17">-t az </text:span><text:span text:style-name="T18">EntityManagerFactory</text:span><text:span text:style-name="T17"> készíti, melyet a persistence unit-ban konfigurálhatunk. A persistence unit-ot a </text:span><text:span text:style-name="T18">persistence.xml</text:span><text:span text:style-name="T17"> fájl írja le, mely a META-INF könyvtárban helyezkedik el a forrás könyvtárban.</text:span></text:p>
      <text:p text:style-name="P46">Az Entity-k melyek logikailag összetartoznak, csoportosítva vannak a persistence unit-ban. A persistence.xml fájl definiálja az adatbázis kapcsolat paramétereit, például a driver-t, a felhasználót, jelszót...</text:p>
      <text:p text:style-name="P8"/>
      <text:p text:style-name="P8"/>
      <text:list xml:id="list745227880" text:continue-numbering="true" text:style-name="L1">
        <text:list-item>
          <text:p text:style-name="P75"><text:soft-page-break/>Előkészítés</text:p>
        </text:list-item>
      </text:list>
      <text:p text:style-name="P8"/>
      <text:list xml:id="list136132362" text:continue-numbering="true" text:style-name="L1">
        <text:list-item>
          <text:list>
            <text:list-item>
              <text:p text:style-name="P75">Glassfish</text:p>
              <text:list>
                <text:list-item>
                  <text:p text:style-name="P77"><text:span text:style-name="T17">Töltsük le a </text:span><text:span text:style-name="T18">glassfish-3.1.2.2.zip</text:span><text:span text:style-name="T17"> fájlt</text:span></text:p>
                </text:list-item>
                <text:list-item>
                  <text:p text:style-name="P77"><text:span text:style-name="T17">Bontsuk ki és helyezzük el pld a /usr/local/programs könyvtárba a tartalmát. Ezek után a </text:span><text:span text:style-name="T18">$GLASSFISH</text:span><text:span text:style-name="T17"> fogja jelenteni a </text:span><text:span text:style-name="T18">/usr/local/programs/glassfish3/glassfish</text:span><text:span text:style-name="T17"> könyvtárat</text:span></text:p>
                </text:list-item>
                <text:list-item>
                  <text:p text:style-name="P75">Ha meg kívánjuk változtatni az admin jelszavát, ami alapértelmezés szerint nincs, akkor tegyük a következőt</text:p>
                </text:list-item>
              </text:list>
            </text:list-item>
          </text:list>
        </text:list-item>
      </text:list>
      <text:p text:style-name="P3"><text:s/></text:p>
      <text:p text:style-name="P2"/>
      <text:p text:style-name="P5"># touch /tmp/password.txt</text:p>
      <text:p text:style-name="P5"># chmod 600 /tmp/password.txt</text:p>
      <text:p text:style-name="P5"># echo "AS_ADMIN_PASSWORD=" &gt; /tmp/password.txt</text:p>
      <text:p text:style-name="P5"># echo "AS_ADMIN_NEWPASSWORD=<text:span text:style-name="T7">új_jelszó</text:span>" &gt;&gt; /tmp/password.txt</text:p>
      <text:p text:style-name="P6"><text:span text:style-name="T2"># bin/asadmin --user admin --passwordfile /tmp/password.txt </text:span><text:span text:style-name="T10">change-admin-password</text:span></text:p>
      <text:p text:style-name="P5"><text:s/>--domain_name domain1</text:p>
      <text:p text:style-name="P5"># rm /tmp/password.txt</text:p>
      <text:p text:style-name="P5"/>
      <text:p text:style-name="P23"/>
      <text:list xml:id="list1944579757" text:continue-numbering="true" text:style-name="L1">
        <text:list-item>
          <text:list>
            <text:list-item>
              <text:list>
                <text:list-item>
                  <text:p text:style-name="P76">Indítsuk el szervertt</text:p>
                </text:list-item>
              </text:list>
            </text:list-item>
          </text:list>
        </text:list-item>
      </text:list>
      <text:p text:style-name="P5"/>
      <text:p text:style-name="P5"># bin/asadmin start-domain</text:p>
      <text:p text:style-name="P1"/>
      <text:p text:style-name="P24"/>
      <text:list xml:id="list1189065709" text:continue-numbering="true" text:style-name="L1">
        <text:list-item>
          <text:list>
            <text:list-item>
              <text:list>
                <text:list-item>
                  <text:p text:style-name="P76">Biztosítsuk az írási jogot a felhasználóknak a $GLASSFISH/domain/domain1/autodeploy könyvtárbat</text:p>
                </text:list-item>
              </text:list>
            </text:list-item>
          </text:list>
        </text:list-item>
      </text:list>
      <text:p text:style-name="P5"/>
      <text:p text:style-name="P5"># chmod a+w $GLASSFISH/domain/domain1/autodeploy</text:p>
      <text:p text:style-name="P1"/>
      <text:p text:style-name="P24"/>
      <text:list xml:id="list319875647" text:continue-numbering="true" text:style-name="L1">
        <text:list-item>
          <text:list>
            <text:list-item>
              <text:list>
                <text:list-item>
                  <text:p text:style-name="P76">Ha szükséges készíthetünk új domaintt</text:p>
                </text:list-item>
              </text:list>
            </text:list-item>
          </text:list>
        </text:list-item>
      </text:list>
      <text:p text:style-name="P5"/>
      <text:p text:style-name="P6"><text:span text:style-name="T2"># </text:span><text:span text:style-name="Source_20_Text"><text:span text:style-name="T8">glassfish-install-dir\bin\asadmin create-domain </text:span></text:span><text:span text:style-name="Source_20_Text"><text:span text:style-name="T9">új_domain_név</text:span></text:span></text:p>
      <text:p text:style-name="P5"/>
      <text:p text:style-name="P1"/>
      <text:p text:style-name="P24"/>
      <text:list xml:id="list678756261" text:continue-numbering="true" text:style-name="L1">
        <text:list-item>
          <text:list>
            <text:list-item>
              <text:list>
                <text:list-item>
                  <text:p text:style-name="P76">Teszteljük le az applikációs szerver futását.t</text:p>
                </text:list-item>
              </text:list>
            </text:list-item>
          </text:list>
        </text:list-item>
      </text:list>
      <text:p text:style-name="P62">Egy böngésző címsorába írjuk be:</text:p>
      <text:p text:style-name="P11"/>
      <text:p text:style-name="P5"/>
      <text:p text:style-name="P6"><text:span text:style-name="Source_20_Text"><text:span text:style-name="T9">http://localhost:8080/</text:span></text:span></text:p>
      <text:p text:style-name="P5"/>
      <text:p text:style-name="P11"/>
      <text:p text:style-name="P63">A megjelnő honlapnak azt kell mondania, hogy: <text:span text:style-name="T7">Your server is running</text:span></text:p>
      <text:p text:style-name="P64"/>
      <text:p text:style-name="P63">Kattintsunk a <text:span text:style-name="T15">go to the Administration Console</text:span> linkre, aminek a hatására megjelenik a szerver <text:span text:style-name="T7">adminisztrációs oldala</text:span>. </text:p>
      <text:p text:style-name="P11"/>
      <text:list xml:id="list2164523257" text:continue-numbering="true" text:style-name="L1">
        <text:list-item>
          <text:list>
            <text:list-item>
              <text:p text:style-name="P76">Eclipselink</text:p>
              <text:list>
                <text:list-item>
                  <text:p text:style-name="P76">Töltsük le az Eclipselink-et.</text:p>
                </text:list-item>
                <text:list-item>
                  <text:p text:style-name="P76">Bontsuk ki és helyezzük el valahova a könyvtárstruktúrában. Az Eclipse gyökérkönyvtárára a továbbiakban a <text:span text:style-name="T7">$ECLIPSELINK</text:span> változóval hivatkozunk.</text:p>
                </text:list-item>
              </text:list>
            </text:list-item>
          </text:list>
        </text:list-item>
      </text:list>
      <text:p text:style-name="P9"/>
      <text:list xml:id="list1430338360" text:continue-numbering="true" text:style-name="L1">
        <text:list-item>
          <text:list>
            <text:list-item>
              <text:p text:style-name="P76">Postgresql driver</text:p>
              <text:list>
                <text:list-item>
                  <text:p text:style-name="P76">Töltsük le a postgresql drivert: postgresql-9.2-1002.jdbc4.jar</text:p>
                </text:list-item>
                <text:list-item>
                  <text:p text:style-name="P76">Helyezzük el például a $GLASSFIS/domains/domain1/lib könyvtárba</text:p>
                </text:list-item>
              </text:list>
            </text:list-item>
          </text:list>
        </text:list-item>
      </text:list>
      <text:p text:style-name="P62"/>
      <text:list xml:id="list1315528323" text:continue-numbering="true" text:style-name="L1">
        <text:list-item>
          <text:p text:style-name="P71">A program forrásának elkészítése</text:p>
        </text:list-item>
      </text:list>
      <text:p text:style-name="P49"/>
      <text:list xml:id="list1501549386" text:continue-numbering="true" text:style-name="L1">
        <text:list-item>
          <text:list>
            <text:list-item>
              <text:p text:style-name="P71"><text:soft-page-break/>Készítsünk egy <text:span text:style-name="T7">entitybean</text:span> könyvtárat például a <text:span text:style-name="T7">$HOME</text:span> könyvtárban.</text:p>
            </text:list-item>
          </text:list>
        </text:list-item>
      </text:list>
      <text:p text:style-name="P61">Ebben a könyvtárban a következő struktúra szerint fognak elhelyezkedni a fájlok:</text:p>
      <text:p text:style-name="P11"/>
      <text:p text:style-name="P52"><text:span text:style-name="Source_20_Text"><text:span text:style-name="T12">$HOME</text:span></text:span></text:p>
      <text:p text:style-name="P55"><text:span text:style-name="Source_20_Text"><text:span text:style-name="T12"><text:s text:c="3"/>/---</text:span></text:span><text:span text:style-name="Source_20_Text"><text:span text:style-name="T11">entitybean</text:span></text:span></text:p>
      <text:p text:style-name="P55"><text:span text:style-name="Source_20_Text"><text:span text:style-name="T12"><text:s text:c="8"/></text:span></text:span><text:span text:style-name="Source_20_Text"><text:span text:style-name="T11">/---src</text:span></text:span></text:p>
      <text:p text:style-name="P53"><text:span text:style-name="Source_20_Text"><text:span text:style-name="T11"><text:tab/> <text:s text:c="11"/>/---META-INF</text:span></text:span></text:p>
      <text:p text:style-name="P51"><text:span text:style-name="Source_20_Text"><text:span text:style-name="T11"><text:s text:c="16"/></text:span></text:span><text:span text:style-name="Source_20_Text"><text:span text:style-name="T13"><text:s/>/---persistence.xml</text:span></text:span></text:p>
      <text:p text:style-name="P53"><text:span text:style-name="Source_20_Text"><text:span text:style-name="T11"><text:tab/> <text:s text:c="11"/>/---entity</text:span></text:span></text:p>
      <text:p text:style-name="P53"><text:span text:style-name="Source_20_Text"><text:span text:style-name="T11"><text:s text:c="17"/>/---beans</text:span></text:span></text:p>
      <text:p text:style-name="P51"><text:span text:style-name="Source_20_Text"><text:span text:style-name="T11"><text:s text:c="20"/></text:span></text:span><text:span text:style-name="Source_20_Text"><text:span text:style-name="T13"><text:s text:c="2"/>/---Order.java</text:span></text:span></text:p>
      <text:p text:style-name="P51"><text:span text:style-name="Source_20_Text"><text:span text:style-name="T11"><text:s text:c="20"/></text:span></text:span><text:span text:style-name="Source_20_Text"><text:span text:style-name="T13"><text:s text:c="2"/>/---Customer.java</text:span></text:span></text:p>
      <text:p text:style-name="P51"><text:span text:style-name="Source_20_Text"><text:span text:style-name="T11"><text:s text:c="17"/>/---client</text:span></text:span></text:p>
      <text:p text:style-name="P51"><text:span text:style-name="Source_20_Text"><text:span text:style-name="T11"><text:s text:c="20"/></text:span></text:span><text:span text:style-name="Source_20_Text"><text:span text:style-name="T13"><text:s text:c="2"/>/---Client.java</text:span></text:span></text:p>
      <text:p text:style-name="P53"><text:span text:style-name="Source_20_Text"><text:span text:style-name="T11"><text:tab/> <text:s text:c="5"/>/---lib</text:span></text:span></text:p>
      <text:p text:style-name="P51"><text:span text:style-name="Source_20_Text"><text:span text:style-name="T11"><text:s text:c="10"/></text:span></text:span><text:span text:style-name="Source_20_Text"><text:span text:style-name="T13"><text:s/>/---exlipselink.jar</text:span></text:span></text:p>
      <text:p text:style-name="P51"><text:span text:style-name="Source_20_Text"><text:span text:style-name="T11"><text:s text:c="10"/></text:span></text:span><text:span text:style-name="Source_20_Text"><text:span text:style-name="T13"><text:s/>/---javax.persistence.jar</text:span></text:span></text:p>
      <text:p text:style-name="P51"><text:span text:style-name="Source_20_Text"><text:span text:style-name="T11"><text:s text:c="10"/></text:span></text:span><text:span text:style-name="Source_20_Text"><text:span text:style-name="T13"><text:s/>/---postgresql-9.2-1002.jdbc4.jar</text:span></text:span></text:p>
      <text:p text:style-name="P53"><text:span text:style-name="Source_20_Text"><text:span text:style-name="T12"><text:s text:c="7"/>/---</text:span></text:span><text:span text:style-name="Source_20_Text"><text:span text:style-name="T11">bin</text:span></text:span></text:p>
      <text:p text:style-name="P54"/>
      <text:list xml:id="list2008402388" text:continue-numbering="true" text:style-name="L1">
        <text:list-item>
          <text:list>
            <text:list-item>
              <text:p text:style-name="P73">Customer.java</text:p>
            </text:list-item>
          </text:list>
        </text:list-item>
      </text:list>
      <text:p text:style-name="P5"/>
      <text:p text:style-name="P15"><text:span text:style-name="T19">package</text:span><text:span text:style-name="T1"> entity.beans;</text:span></text:p>
      <text:p text:style-name="P15"/>
      <text:p text:style-name="P15"><text:span text:style-name="T19">import</text:span><text:span text:style-name="T1"> java.io.Serializable;</text:span></text:p>
      <text:p text:style-name="P15"><text:span text:style-name="T19">import</text:span><text:span text:style-name="T1"> javax.persistence.*;</text:span></text:p>
      <text:p text:style-name="P15"><text:span text:style-name="T19">import</text:span><text:span text:style-name="T1"> </text:span><text:span text:style-name="T19">static</text:span><text:span text:style-name="T1"> javax.persistence.CascadeType.*;</text:span></text:p>
      <text:p text:style-name="P15"/>
      <text:p text:style-name="P15"><text:span text:style-name="T19">import</text:span><text:span text:style-name="T1"> java.util.Collection;</text:span></text:p>
      <text:p text:style-name="P15"><text:span text:style-name="T19">import</text:span><text:span text:style-name="T1"> java.util.ArrayList;</text:span></text:p>
      <text:p text:style-name="P15"/>
      <text:p text:style-name="P16">@Entity</text:p>
      <text:p text:style-name="P15"><text:span text:style-name="T19">public</text:span><text:span text:style-name="T1"> </text:span><text:span text:style-name="T19">class</text:span><text:span text:style-name="T1"> </text:span><text:span text:style-name="T4">Customer</text:span><text:span text:style-name="T1"> </text:span><text:span text:style-name="T19">implements</text:span><text:span text:style-name="T1"> Serializable {</text:span></text:p>
      <text:p text:style-name="P15"/>
      <text:p text:style-name="P15"><text:span text:style-name="T1"><text:s text:c="4"/></text:span><text:span text:style-name="T19">private</text:span><text:span text:style-name="T1"> </text:span><text:span text:style-name="T19">int</text:span><text:span text:style-name="T1"> </text:span><text:span text:style-name="T22">id</text:span><text:span text:style-name="T1">;</text:span></text:p>
      <text:p text:style-name="P15"><text:span text:style-name="T1"><text:s text:c="4"/></text:span><text:span text:style-name="T19">private</text:span><text:span text:style-name="T1"> String </text:span><text:span text:style-name="T22">name</text:span><text:span text:style-name="T1">;</text:span></text:p>
      <text:p text:style-name="P15"><text:span text:style-name="T1"><text:s text:c="4"/></text:span><text:span text:style-name="T19">private</text:span><text:span text:style-name="T1"> Collection&lt;Order&gt; </text:span><text:span text:style-name="T22">orders</text:span><text:span text:style-name="T1"> = </text:span><text:span text:style-name="T19">new</text:span><text:span text:style-name="T1"> ArrayList&lt;Order&gt;();</text:span></text:p>
      <text:p text:style-name="P15"/>
      <text:p text:style-name="P15"><text:span text:style-name="T1"><text:s text:c="4"/></text:span><text:span text:style-name="T25">@Id</text:span></text:p>
      <text:p text:style-name="P15"><text:span text:style-name="T1"><text:s text:c="4"/></text:span><text:span text:style-name="T19">public</text:span><text:span text:style-name="T1"> </text:span><text:span text:style-name="T19">int</text:span><text:span text:style-name="T1"> getId() {</text:span></text:p>
      <text:p text:style-name="P15"><text:span text:style-name="T1"><text:s text:c="8"/></text:span><text:span text:style-name="T19">return</text:span><text:span text:style-name="T1"> </text:span><text:span text:style-name="T22">id</text:span><text:span text:style-name="T1">;</text:span></text:p>
      <text:p text:style-name="P17"><text:s text:c="4"/>}</text:p>
      <text:p text:style-name="P15"/>
      <text:p text:style-name="P15"><text:span text:style-name="T1"><text:s text:c="4"/></text:span><text:span text:style-name="T19">public</text:span><text:span text:style-name="T1"> </text:span><text:span text:style-name="T19">void</text:span><text:span text:style-name="T1"> setId(</text:span><text:span text:style-name="T19">int</text:span><text:span text:style-name="T1"> id) {</text:span></text:p>
      <text:p text:style-name="P15"><text:span text:style-name="T1"><text:s text:c="8"/></text:span><text:span text:style-name="T19">this</text:span><text:span text:style-name="T1">.</text:span><text:span text:style-name="T22">id</text:span><text:span text:style-name="T1"> = id;</text:span></text:p>
      <text:p text:style-name="P17"><text:s text:c="4"/>}</text:p>
      <text:p text:style-name="P15"/>
      <text:p text:style-name="P15"><text:span text:style-name="T1"><text:s text:c="4"/></text:span><text:span text:style-name="T19">public</text:span><text:span text:style-name="T1"> String getName() {</text:span></text:p>
      <text:p text:style-name="P15"><text:span text:style-name="T1"><text:s text:c="8"/></text:span><text:span text:style-name="T19">return</text:span><text:span text:style-name="T1"> </text:span><text:span text:style-name="T22">name</text:span><text:span text:style-name="T1">;</text:span></text:p>
      <text:p text:style-name="P17"><text:s text:c="4"/>}</text:p>
      <text:p text:style-name="P15"/>
      <text:p text:style-name="P15"><text:span text:style-name="T1"><text:s text:c="4"/></text:span><text:span text:style-name="T19">public</text:span><text:span text:style-name="T1"> </text:span><text:span text:style-name="T19">void</text:span><text:span text:style-name="T1"> setName(String name) {</text:span></text:p>
      <text:p text:style-name="P15"><text:span text:style-name="T1"><text:s text:c="8"/></text:span><text:span text:style-name="T19">this</text:span><text:span text:style-name="T1">.</text:span><text:span text:style-name="T22">name</text:span><text:span text:style-name="T1"> = name;</text:span></text:p>
      <text:p text:style-name="P17"><text:s text:c="4"/>}</text:p>
      <text:p text:style-name="P15"/>
      <text:p text:style-name="P15"><text:span text:style-name="T1"><text:s text:c="4"/></text:span><text:span text:style-name="T25">@OneToMany</text:span><text:span text:style-name="T1">(cascade=</text:span><text:span text:style-name="T23">ALL</text:span><text:span text:style-name="T1">, mappedBy=</text:span><text:span text:style-name="T21">"customer"</text:span><text:span text:style-name="T1">)</text:span></text:p>
      <text:p text:style-name="P15"><text:span text:style-name="T1"><text:s text:c="4"/></text:span><text:span text:style-name="T19">public</text:span><text:span text:style-name="T1"> Collection&lt;Order&gt; getOrders() {</text:span></text:p>
      <text:p text:style-name="P15"><text:span text:style-name="T1"><text:s text:c="8"/></text:span><text:span text:style-name="T19">return</text:span><text:span text:style-name="T1"> </text:span><text:span text:style-name="T22">orders</text:span><text:span text:style-name="T1">;</text:span></text:p>
      <text:p text:style-name="P17"><text:s text:c="4"/>}</text:p>
      <text:p text:style-name="P15"/>
      <text:p text:style-name="P15"><text:span text:style-name="T1"><text:s text:c="4"/></text:span><text:span text:style-name="T19">public</text:span><text:span text:style-name="T1"> </text:span><text:span text:style-name="T19">void</text:span><text:span text:style-name="T1"> setOrders(Collection&lt;Order&gt; newValue) {</text:span></text:p>
      <text:p text:style-name="P15"><text:span text:style-name="T1"><text:s text:c="8"/></text:span><text:span text:style-name="T19">this</text:span><text:span text:style-name="T1">.</text:span><text:span text:style-name="T22">orders</text:span><text:span text:style-name="T1"> = newValue;</text:span></text:p>
      <text:p text:style-name="P14"><text:span text:style-name="Source_20_Text"><text:span text:style-name="T3"><text:s text:c="4"/>}</text:span></text:span></text:p>
      <text:p text:style-name="P14"><text:span text:style-name="Source_20_Text"><text:span text:style-name="T3">}</text:span></text:span></text:p>
      <text:p text:style-name="P1"/>
      <text:p text:style-name="P13"/>
      <text:list xml:id="list2154341380" text:continue-numbering="true" text:style-name="L1">
        <text:list-item>
          <text:list>
            <text:list-item>
              <text:p text:style-name="P73">Order.java</text:p>
            </text:list-item>
          </text:list>
        </text:list-item>
      </text:list>
      <text:p text:style-name="P5"/>
      <text:p text:style-name="P33"><text:span text:style-name="T19">package</text:span><text:span text:style-name="T1"> entity.beans;</text:span></text:p>
      <text:p text:style-name="P33"><text:soft-page-break/></text:p>
      <text:p text:style-name="P33"><text:span text:style-name="T19">import</text:span><text:span text:style-name="T1"> javax.persistence.*;</text:span></text:p>
      <text:p text:style-name="P33"/>
      <text:p text:style-name="P34">@Entity</text:p>
      <text:p text:style-name="P33"><text:span text:style-name="T25">@Table</text:span><text:span text:style-name="T1">(name=</text:span><text:span text:style-name="T21">"ORDER_TABLE"</text:span><text:span text:style-name="T1">)</text:span></text:p>
      <text:p text:style-name="P33"><text:span text:style-name="T19">public</text:span><text:span text:style-name="T1"> </text:span><text:span text:style-name="T19">class</text:span><text:span text:style-name="T1"> Order {</text:span></text:p>
      <text:p text:style-name="P33"/>
      <text:p text:style-name="P33"><text:span text:style-name="T1"><text:s text:c="4"/></text:span><text:span text:style-name="T19">private</text:span><text:span text:style-name="T1"> </text:span><text:span text:style-name="T19">int</text:span><text:span text:style-name="T1"> </text:span><text:span text:style-name="T22">id</text:span><text:span text:style-name="T1">;</text:span></text:p>
      <text:p text:style-name="P33"><text:span text:style-name="T1"><text:s text:c="4"/></text:span><text:span text:style-name="T19">private</text:span><text:span text:style-name="T1"> String </text:span><text:span text:style-name="T22">address</text:span><text:span text:style-name="T1">;</text:span></text:p>
      <text:p text:style-name="P33"><text:span text:style-name="T1"><text:s text:c="4"/></text:span><text:span text:style-name="T19">private</text:span><text:span text:style-name="T1"> </text:span><text:span text:style-name="T4">Customer</text:span><text:span text:style-name="T1"> </text:span><text:span text:style-name="T22">customer</text:span><text:span text:style-name="T1">;</text:span></text:p>
      <text:p text:style-name="P33"/>
      <text:p text:style-name="P33"><text:span text:style-name="T1"><text:s text:c="4"/></text:span><text:span text:style-name="T25">@Id</text:span></text:p>
      <text:p text:style-name="P33"><text:span text:style-name="T1"><text:s text:c="4"/></text:span><text:span text:style-name="T25">@Column</text:span><text:span text:style-name="T1">(name=</text:span><text:span text:style-name="T21">"ORDER_ID"</text:span><text:span text:style-name="T1">)</text:span></text:p>
      <text:p text:style-name="P33"><text:span text:style-name="T1"><text:s text:c="4"/></text:span><text:span text:style-name="T19">public</text:span><text:span text:style-name="T1"> </text:span><text:span text:style-name="T19">int</text:span><text:span text:style-name="T1"> getId() {</text:span></text:p>
      <text:p text:style-name="P33"><text:span text:style-name="T1"><text:s text:c="8"/></text:span><text:span text:style-name="T19">return</text:span><text:span text:style-name="T1"> </text:span><text:span text:style-name="T22">id</text:span><text:span text:style-name="T1">;</text:span></text:p>
      <text:p text:style-name="P35"><text:s text:c="4"/>}</text:p>
      <text:p text:style-name="P33"/>
      <text:p text:style-name="P33"><text:span text:style-name="T1"><text:s text:c="4"/></text:span><text:span text:style-name="T19">public</text:span><text:span text:style-name="T1"> </text:span><text:span text:style-name="T19">void</text:span><text:span text:style-name="T1"> setId(</text:span><text:span text:style-name="T19">int</text:span><text:span text:style-name="T1"> id) {</text:span></text:p>
      <text:p text:style-name="P33"><text:span text:style-name="T1"><text:s text:c="8"/></text:span><text:span text:style-name="T19">this</text:span><text:span text:style-name="T1">.</text:span><text:span text:style-name="T22">id</text:span><text:span text:style-name="T1"> = id;</text:span></text:p>
      <text:p text:style-name="P35"><text:s text:c="4"/>}</text:p>
      <text:p text:style-name="P33"/>
      <text:p text:style-name="P33"><text:span text:style-name="T1"><text:s text:c="4"/></text:span><text:span text:style-name="T25">@Column</text:span><text:span text:style-name="T1">(name=</text:span><text:span text:style-name="T21">"SHIPPING_ADDRESS"</text:span><text:span text:style-name="T1">)</text:span></text:p>
      <text:p text:style-name="P33"><text:span text:style-name="T1"><text:s text:c="4"/></text:span><text:span text:style-name="T19">public</text:span><text:span text:style-name="T1"> String getAddress() {</text:span></text:p>
      <text:p text:style-name="P33"><text:span text:style-name="T1"><text:s text:c="8"/></text:span><text:span text:style-name="T19">return</text:span><text:span text:style-name="T1"> </text:span><text:span text:style-name="T22">address</text:span><text:span text:style-name="T1">;</text:span></text:p>
      <text:p text:style-name="P35"><text:s text:c="4"/>}</text:p>
      <text:p text:style-name="P33"/>
      <text:p text:style-name="P33"><text:span text:style-name="T1"><text:s text:c="4"/></text:span><text:span text:style-name="T19">public</text:span><text:span text:style-name="T1"> </text:span><text:span text:style-name="T19">void</text:span><text:span text:style-name="T1"> setAddress(String address) {</text:span></text:p>
      <text:p text:style-name="P33"><text:span text:style-name="T1"><text:s text:c="8"/></text:span><text:span text:style-name="T19">this</text:span><text:span text:style-name="T1">.</text:span><text:span text:style-name="T22">address</text:span><text:span text:style-name="T1"> = address;</text:span></text:p>
      <text:p text:style-name="P35"><text:s text:c="4"/>}</text:p>
      <text:p text:style-name="P33"/>
      <text:p text:style-name="P33"><text:span text:style-name="T1"><text:s text:c="4"/></text:span><text:span text:style-name="T25">@ManyToOne</text:span><text:span text:style-name="T1">()</text:span></text:p>
      <text:p text:style-name="P33"><text:span text:style-name="T1"><text:s text:c="4"/></text:span><text:span text:style-name="T25">@JoinColumn</text:span><text:span text:style-name="T1">(name=</text:span><text:span text:style-name="T21">"CUSTOMER_ID"</text:span><text:span text:style-name="T1">)</text:span></text:p>
      <text:p text:style-name="P33"><text:span text:style-name="T1"><text:s text:c="4"/></text:span><text:span text:style-name="T19">public</text:span><text:span text:style-name="T1"> </text:span><text:span text:style-name="T4">Customer</text:span><text:span text:style-name="T1"> getCustomer() {</text:span></text:p>
      <text:p text:style-name="P33"><text:span text:style-name="T1"><text:s text:c="8"/></text:span><text:span text:style-name="T19">return</text:span><text:span text:style-name="T1"> </text:span><text:span text:style-name="T24">customer</text:span><text:span text:style-name="T1">;</text:span></text:p>
      <text:p text:style-name="P35"><text:s text:c="4"/>}</text:p>
      <text:p text:style-name="P33"/>
      <text:p text:style-name="P33"><text:span text:style-name="T1"><text:s text:c="4"/></text:span><text:span text:style-name="T19">public</text:span><text:span text:style-name="T1"> </text:span><text:span text:style-name="T19">void</text:span><text:span text:style-name="T1"> setCustomer(</text:span><text:span text:style-name="T4">Customer</text:span><text:span text:style-name="T1"> customer) {</text:span></text:p>
      <text:p text:style-name="P33"><text:span text:style-name="T1"><text:s text:c="8"/></text:span><text:span text:style-name="T20">this</text:span><text:span text:style-name="T4">.</text:span><text:span text:style-name="T24">customer</text:span><text:span text:style-name="T1"> = customer;</text:span></text:p>
      <text:p text:style-name="P35"><text:s text:c="4"/>}</text:p>
      <text:p text:style-name="P35">}</text:p>
      <text:p text:style-name="P35"/>
      <text:p text:style-name="P4"><text:span text:style-name="Source_20_Text"><text:span text:style-name="T8"/></text:span></text:p>
      <text:p text:style-name="P9"/>
      <text:list xml:id="list2111811017" text:continue-numbering="true" text:style-name="L1">
        <text:list-item>
          <text:list>
            <text:list-item>
              <text:p text:style-name="P72">Client.java</text:p>
            </text:list-item>
          </text:list>
        </text:list-item>
      </text:list>
      <text:p text:style-name="P40"/>
      <text:p text:style-name="P58"><text:span text:style-name="T19">package</text:span><text:span text:style-name="T1"> entity.client;</text:span></text:p>
      <text:p text:style-name="P58"/>
      <text:p text:style-name="P58"><text:span text:style-name="T19">import</text:span><text:span text:style-name="T1"> javax.persistence.EntityManager;</text:span></text:p>
      <text:p text:style-name="P58"><text:span text:style-name="T19">import</text:span><text:span text:style-name="T1"> javax.persistence.Persistence;</text:span></text:p>
      <text:p text:style-name="P58"><text:span text:style-name="T19">import</text:span><text:span text:style-name="T1"> javax.persistence.EntityManagerFactory;</text:span></text:p>
      <text:p text:style-name="P58"><text:span text:style-name="T19">import</text:span><text:span text:style-name="T1"> javax.persistence.Query;</text:span></text:p>
      <text:p text:style-name="P58"/>
      <text:p text:style-name="P58"><text:span text:style-name="T19">import</text:span><text:span text:style-name="T1"> java.util.Collection;</text:span></text:p>
      <text:p text:style-name="P58"><text:span text:style-name="T19">import</text:span><text:span text:style-name="T1"> java.util.List;</text:span></text:p>
      <text:p text:style-name="P58"/>
      <text:p text:style-name="P58"><text:span text:style-name="T19">import</text:span><text:span text:style-name="T1"> entity.beans.*;</text:span></text:p>
      <text:p text:style-name="P58"/>
      <text:p text:style-name="P59">/**</text:p>
      <text:p text:style-name="P58"><text:span text:style-name="T27"><text:s/>* </text:span><text:span text:style-name="T29">@author</text:span><text:span text:style-name="T27"> </text:span><text:span text:style-name="T28">Marina</text:span><text:span text:style-name="T27"> </text:span><text:span text:style-name="T28">Vatkina</text:span></text:p>
      <text:p text:style-name="P59"><text:s/>*/</text:p>
      <text:p text:style-name="P58"><text:span text:style-name="T19">public</text:span><text:span text:style-name="T1"> </text:span><text:span text:style-name="T19">class</text:span><text:span text:style-name="T1"> Client {</text:span></text:p>
      <text:p text:style-name="P58"/>
      <text:p text:style-name="P58"><text:span text:style-name="T1"><text:s text:c="4"/></text:span><text:span text:style-name="T19">private</text:span><text:span text:style-name="T1"> </text:span><text:span text:style-name="T19">static</text:span><text:span text:style-name="T1"> EntityManagerFactory </text:span><text:span text:style-name="T23">emf</text:span><text:span text:style-name="T1">;</text:span></text:p>
      <text:p text:style-name="P58"><text:span text:style-name="T1"><text:s text:c="4"/></text:span><text:span text:style-name="T19">private</text:span><text:span text:style-name="T1"> </text:span><text:span text:style-name="T19">static</text:span><text:span text:style-name="T1"> EntityManager </text:span><text:span text:style-name="T23">em</text:span><text:span text:style-name="T1">;</text:span></text:p>
      <text:p text:style-name="P58"/>
      <text:p text:style-name="P58"><text:span text:style-name="T1"><text:s text:c="4"/></text:span><text:span text:style-name="T19">public</text:span><text:span text:style-name="T1"> </text:span><text:span text:style-name="T19">static</text:span><text:span text:style-name="T1"> </text:span><text:span text:style-name="T19">void</text:span><text:span text:style-name="T1"> main(String[] args) {</text:span></text:p>
      <text:p text:style-name="P58"/>
      <text:p text:style-name="P58"><text:span text:style-name="T1"><text:s text:c="8"/></text:span><text:span text:style-name="T30">// Create EntityManagerFactory for persistent unit named "pu1"</text:span></text:p>
      <text:p text:style-name="P58"><text:span text:style-name="T1"><text:s text:c="8"/></text:span><text:span text:style-name="T30">// to be used in this test</text:span></text:p>
      <text:p text:style-name="P58"><text:span text:style-name="T1"><text:s text:c="8"/></text:span><text:span text:style-name="T23">emf</text:span><text:span text:style-name="T1"> = Persistence.</text:span><text:span text:style-name="T6">createEntityManagerFactory</text:span><text:span text:style-name="T1">(</text:span><text:span text:style-name="T21">"pu1"</text:span><text:span text:style-name="T1">);</text:span></text:p>
      <text:p text:style-name="P58"/>
      <text:p text:style-name="P58"><text:span text:style-name="T1"><text:s text:c="8"/></text:span><text:span text:style-name="T30">// Persist all entities</text:span></text:p>
      <text:p text:style-name="P58"><text:span text:style-name="T1"><text:s text:c="8"/></text:span><text:span text:style-name="T6">createTransactionalEntityManager</text:span><text:span text:style-name="T1">();</text:span></text:p>
      <text:p text:style-name="P58"><text:span text:style-name="T1"><text:s text:c="8"/>System.</text:span><text:span text:style-name="T23">out</text:span><text:span text:style-name="T1">.println(</text:span><text:span text:style-name="T21">"Inserting Customer and Orders... "</text:span><text:span text:style-name="T1"> + </text:span><text:span text:style-name="T6">testInsert</text:span><text:span text:style-name="T1">());</text:span></text:p>
      <text:p text:style-name="P58"><text:soft-page-break/><text:span text:style-name="T1"><text:s text:c="8"/></text:span><text:span text:style-name="T6">closeTransactionalEntityManager</text:span><text:span text:style-name="T1">();</text:span></text:p>
      <text:p text:style-name="P58"/>
      <text:p text:style-name="P58"><text:span text:style-name="T1"><text:s text:c="8"/></text:span><text:span text:style-name="T30">// Test query and navigation</text:span></text:p>
      <text:p text:style-name="P58"><text:span text:style-name="T1"><text:s text:c="8"/></text:span><text:span text:style-name="T6">createEntityManager</text:span><text:span text:style-name="T1">();</text:span></text:p>
      <text:p text:style-name="P58"><text:span text:style-name="T1"><text:s text:c="8"/>System.</text:span><text:span text:style-name="T23">out</text:span><text:span text:style-name="T1">.println(</text:span><text:span text:style-name="T21">"Verifying that all are inserted... "</text:span><text:span text:style-name="T1"> + </text:span><text:span text:style-name="T6">verifyInsert</text:span><text:span text:style-name="T1">());</text:span></text:p>
      <text:p text:style-name="P58"><text:span text:style-name="T1"><text:s text:c="8"/></text:span><text:span text:style-name="T6">closeEntityManager</text:span><text:span text:style-name="T1">();</text:span></text:p>
      <text:p text:style-name="P58"/>
      <text:p text:style-name="P58"><text:span text:style-name="T1"><text:s text:c="8"/></text:span><text:span text:style-name="T30">// Get a detached instance in a new EntityManager</text:span></text:p>
      <text:p text:style-name="P58"><text:span text:style-name="T1"><text:s text:c="8"/></text:span><text:span text:style-name="T6">createEntityManager</text:span><text:span text:style-name="T1">();</text:span></text:p>
      <text:p text:style-name="P58"><text:span text:style-name="T1"><text:s text:c="8"/>Customer c = </text:span><text:span text:style-name="T6">findCustomer</text:span><text:span text:style-name="T1">(</text:span><text:span text:style-name="T21">"Joe Smith"</text:span><text:span text:style-name="T1">);</text:span></text:p>
      <text:p text:style-name="P58"><text:span text:style-name="T1"><text:s text:c="8"/></text:span><text:span text:style-name="T6">closeEntityManager</text:span><text:span text:style-name="T1">();</text:span></text:p>
      <text:p text:style-name="P58"/>
      <text:p text:style-name="P58"><text:span text:style-name="T1"><text:s text:c="8"/></text:span><text:span text:style-name="T30">// Remove all entities</text:span></text:p>
      <text:p text:style-name="P58"><text:span text:style-name="T1"><text:s text:c="8"/></text:span><text:span text:style-name="T6">createTransactionalEntityManager</text:span><text:span text:style-name="T1">();</text:span></text:p>
      <text:p text:style-name="P58"><text:span text:style-name="T1"><text:s text:c="8"/>System.</text:span><text:span text:style-name="T23">out</text:span><text:span text:style-name="T1">.println(</text:span><text:span text:style-name="T21">"Removing all... "</text:span><text:span text:style-name="T1"> + </text:span><text:span text:style-name="T6">testDelete</text:span><text:span text:style-name="T1">(c));</text:span></text:p>
      <text:p text:style-name="P58"><text:span text:style-name="T1"><text:s text:c="8"/></text:span><text:span text:style-name="T6">closeTransactionalEntityManager</text:span><text:span text:style-name="T1">();</text:span></text:p>
      <text:p text:style-name="P58"/>
      <text:p text:style-name="P58"><text:span text:style-name="T1"><text:s text:c="8"/></text:span><text:span text:style-name="T30">// Query the results</text:span></text:p>
      <text:p text:style-name="P58"><text:span text:style-name="T1"><text:s text:c="8"/></text:span><text:span text:style-name="T6">createEntityManager</text:span><text:span text:style-name="T1">();</text:span></text:p>
      <text:p text:style-name="P58"><text:span text:style-name="T1"><text:s text:c="8"/>System.</text:span><text:span text:style-name="T23">out</text:span><text:span text:style-name="T1">.println(</text:span><text:span text:style-name="T21">"Verifying that all are removed... "</text:span><text:span text:style-name="T1"> + </text:span><text:span text:style-name="T6">verifyDelete</text:span><text:span text:style-name="T1">());</text:span></text:p>
      <text:p text:style-name="P58"><text:span text:style-name="T1"><text:s text:c="8"/></text:span><text:span text:style-name="T6">closeEntityManager</text:span><text:span text:style-name="T1">();</text:span></text:p>
      <text:p text:style-name="P58"/>
      <text:p text:style-name="P57"><text:s text:c="4"/>}</text:p>
      <text:p text:style-name="P58"/>
      <text:p text:style-name="P58"><text:span text:style-name="T1"><text:s text:c="4"/></text:span><text:span text:style-name="T19">private</text:span><text:span text:style-name="T1"> </text:span><text:span text:style-name="T19">static</text:span><text:span text:style-name="T1"> String testInsert() {</text:span></text:p>
      <text:p text:style-name="P58"/>
      <text:p text:style-name="P58"><text:span text:style-name="T1"><text:s text:c="8"/></text:span><text:span text:style-name="T30">// Create new customer</text:span></text:p>
      <text:p text:style-name="P58"><text:span text:style-name="T1"><text:s text:c="8"/>Customer customer0 = </text:span><text:span text:style-name="T19">new</text:span><text:span text:style-name="T1"> Customer();</text:span></text:p>
      <text:p text:style-name="P57"><text:s text:c="8"/>customer0.setId(1);</text:p>
      <text:p text:style-name="P58"><text:span text:style-name="T1"><text:s text:c="8"/>customer0.setName(</text:span><text:span text:style-name="T21">"Joe Smith"</text:span><text:span text:style-name="T1">);</text:span></text:p>
      <text:p text:style-name="P58"/>
      <text:p text:style-name="P58"><text:span text:style-name="T1"><text:s text:c="8"/></text:span><text:span text:style-name="T30">// Persist the customer</text:span></text:p>
      <text:p text:style-name="P58"><text:span text:style-name="T1"><text:s text:c="8"/></text:span><text:span text:style-name="T23">em</text:span><text:span text:style-name="T1">.persist(customer0);</text:span></text:p>
      <text:p text:style-name="P58"/>
      <text:p text:style-name="P58"><text:span text:style-name="T1"><text:s text:c="8"/></text:span><text:span text:style-name="T30">// Create 2 orders</text:span></text:p>
      <text:p text:style-name="P58"><text:span text:style-name="T1"><text:s text:c="8"/>Order order1 = </text:span><text:span text:style-name="T19">new</text:span><text:span text:style-name="T1"> Order();</text:span></text:p>
      <text:p text:style-name="P57"><text:s text:c="8"/>order1.setId(100);</text:p>
      <text:p text:style-name="P58"><text:span text:style-name="T1"><text:s text:c="8"/>order1.setAddress(</text:span><text:span text:style-name="T21">"123 Main St. Anytown, USA"</text:span><text:span text:style-name="T1">);</text:span></text:p>
      <text:p text:style-name="P58"/>
      <text:p text:style-name="P58"><text:span text:style-name="T1"><text:s text:c="8"/>Order order2 = </text:span><text:span text:style-name="T19">new</text:span><text:span text:style-name="T1"> Order();</text:span></text:p>
      <text:p text:style-name="P57"><text:s text:c="8"/>order2.setId(200);</text:p>
      <text:p text:style-name="P58"><text:span text:style-name="T1"><text:s text:c="8"/>order2.setAddress(</text:span><text:span text:style-name="T21">"567 1st St. Random City, USA"</text:span><text:span text:style-name="T1">);</text:span></text:p>
      <text:p text:style-name="P58"/>
      <text:p text:style-name="P58"><text:span text:style-name="T1"><text:s text:c="8"/></text:span><text:span text:style-name="T30">// Associate orders with the customer. The association </text:span></text:p>
      <text:p text:style-name="P58"><text:span text:style-name="T1"><text:s text:c="8"/></text:span><text:span text:style-name="T30">// must be set on both sides of the relationship: on the </text:span></text:p>
      <text:p text:style-name="P58"><text:span text:style-name="T1"><text:s text:c="8"/></text:span><text:span text:style-name="T30">// customer side for the orders to be persisted when </text:span></text:p>
      <text:p text:style-name="P58"><text:span text:style-name="T1"><text:s text:c="8"/></text:span><text:span text:style-name="T30">// transaction commits, and on the order side because it </text:span></text:p>
      <text:p text:style-name="P58"><text:span text:style-name="T1"><text:s text:c="8"/></text:span><text:span text:style-name="T30">// is the owning side.</text:span></text:p>
      <text:p text:style-name="P57"><text:s text:c="8"/>customer0.getOrders().add(order1);</text:p>
      <text:p text:style-name="P57"><text:s text:c="8"/>order1.setCustomer(customer0);</text:p>
      <text:p text:style-name="P58"/>
      <text:p text:style-name="P57"><text:s text:c="8"/>customer0.getOrders().add(order2);</text:p>
      <text:p text:style-name="P57"><text:s text:c="8"/>order2.setCustomer(customer0);</text:p>
      <text:p text:style-name="P58"/>
      <text:p text:style-name="P58"><text:span text:style-name="T1"><text:s text:c="8"/></text:span><text:span text:style-name="T19">return</text:span><text:span text:style-name="T1"> </text:span><text:span text:style-name="T21">"OK"</text:span><text:span text:style-name="T1">;</text:span></text:p>
      <text:p text:style-name="P57"><text:s text:c="4"/>}</text:p>
      <text:p text:style-name="P57"><text:s text:c="8"/></text:p>
      <text:p text:style-name="P58"><text:span text:style-name="T1"><text:s text:c="4"/></text:span><text:span text:style-name="T19">private</text:span><text:span text:style-name="T1"> </text:span><text:span text:style-name="T19">static</text:span><text:span text:style-name="T1"> String verifyInsert() {</text:span></text:p>
      <text:p text:style-name="P58"/>
      <text:p text:style-name="P58"><text:span text:style-name="T1"><text:s text:c="8"/>Customer c = </text:span><text:span text:style-name="T6">findCustomer</text:span><text:span text:style-name="T1">(</text:span><text:span text:style-name="T21">"Joe Smith"</text:span><text:span text:style-name="T1">);</text:span></text:p>
      <text:p text:style-name="P58"/>
      <text:p text:style-name="P57"><text:s text:c="8"/>Collection&lt;Order&gt; orders = c.getOrders();</text:p>
      <text:p text:style-name="P58"><text:span text:style-name="T1"><text:s text:c="8"/></text:span><text:span text:style-name="T19">if</text:span><text:span text:style-name="T1"> (orders == </text:span><text:span text:style-name="T19">null</text:span><text:span text:style-name="T1"> || orders.size() != 2) {</text:span></text:p>
      <text:p text:style-name="P58"><text:span text:style-name="T1"><text:s text:c="12"/></text:span><text:span text:style-name="T19">throw</text:span><text:span text:style-name="T1"> </text:span><text:span text:style-name="T19">new</text:span><text:span text:style-name="T1"> RuntimeException(</text:span><text:span text:style-name="T21">"Unexpected number of orders: "</text:span><text:span text:style-name="T1"> </text:span></text:p>
      <text:p text:style-name="P58"><text:span text:style-name="T1"><text:s text:c="20"/>+ ((orders == </text:span><text:span text:style-name="T19">null</text:span><text:span text:style-name="T1">)? </text:span><text:span text:style-name="T21">"null"</text:span><text:span text:style-name="T1"> : </text:span><text:span text:style-name="T21">""</text:span><text:span text:style-name="T1"> + orders.size()));</text:span></text:p>
      <text:p text:style-name="P57"><text:s text:c="8"/>}</text:p>
      <text:p text:style-name="P58"/>
      <text:p text:style-name="P58"><text:span text:style-name="T1"><text:s text:c="8"/></text:span><text:span text:style-name="T19">return</text:span><text:span text:style-name="T1"> </text:span><text:span text:style-name="T21">"OK"</text:span><text:span text:style-name="T1">;</text:span></text:p>
      <text:p text:style-name="P57"><text:s text:c="4"/>}</text:p>
      <text:p text:style-name="P58"/>
      <text:p text:style-name="P58"><text:span text:style-name="T1"><text:s text:c="4"/></text:span><text:span text:style-name="T19">private</text:span><text:span text:style-name="T1"> </text:span><text:span text:style-name="T19">static</text:span><text:span text:style-name="T1"> String testDelete(Customer c) {</text:span></text:p>
      <text:p text:style-name="P58"/>
      <text:p text:style-name="P58"><text:span text:style-name="T1"><text:s text:c="8"/></text:span><text:span text:style-name="T30">// Merge the customer to the new persistence context</text:span></text:p>
      <text:p text:style-name="P58"><text:span text:style-name="T1"><text:s text:c="8"/>Customer c0 = </text:span><text:span text:style-name="T23">em</text:span><text:span text:style-name="T1">.merge(c);</text:span></text:p>
      <text:p text:style-name="P58"><text:soft-page-break/></text:p>
      <text:p text:style-name="P58"><text:span text:style-name="T1"><text:s text:c="8"/></text:span><text:span text:style-name="T30">// Delete all records.</text:span></text:p>
      <text:p text:style-name="P58"><text:span text:style-name="T1"><text:s text:c="8"/></text:span><text:span text:style-name="T23">em</text:span><text:span text:style-name="T1">.remove(c0);</text:span></text:p>
      <text:p text:style-name="P58"/>
      <text:p text:style-name="P58"><text:span text:style-name="T1"><text:s text:c="8"/></text:span><text:span text:style-name="T19">return</text:span><text:span text:style-name="T1"> </text:span><text:span text:style-name="T21">"OK"</text:span><text:span text:style-name="T1">;</text:span></text:p>
      <text:p text:style-name="P57"><text:s text:c="4"/>}</text:p>
      <text:p text:style-name="P58"/>
      <text:p text:style-name="P58"><text:span text:style-name="T1"><text:s text:c="4"/></text:span><text:span text:style-name="T19">private</text:span><text:span text:style-name="T1"> </text:span><text:span text:style-name="T19">static</text:span><text:span text:style-name="T1"> String verifyDelete() {</text:span></text:p>
      <text:p text:style-name="P58"/>
      <text:p text:style-name="P58"><text:span text:style-name="T1"><text:s text:c="8"/>Query q = </text:span><text:span text:style-name="T23">em</text:span><text:span text:style-name="T1">.createQuery(</text:span><text:span text:style-name="T21">"select c from Customer c"</text:span><text:span text:style-name="T1">);</text:span></text:p>
      <text:p text:style-name="P58"><text:span text:style-name="T1"><text:s text:c="8"/></text:span><text:span text:style-name="T4">List</text:span><text:span text:style-name="T1"> results = q.getResultList();</text:span></text:p>
      <text:p text:style-name="P58"/>
      <text:p text:style-name="P58"><text:span text:style-name="T1"><text:s text:c="8"/></text:span><text:span text:style-name="T19">if</text:span><text:span text:style-name="T1"> (results == </text:span><text:span text:style-name="T19">null</text:span><text:span text:style-name="T1"> || results.size() != 0) {</text:span></text:p>
      <text:p text:style-name="P58"><text:span text:style-name="T1"><text:s text:c="12"/></text:span><text:span text:style-name="T19">throw</text:span><text:span text:style-name="T1"> </text:span><text:span text:style-name="T19">new</text:span><text:span text:style-name="T1"> RuntimeException(</text:span><text:span text:style-name="T21">"Unexpected number of customers after delete"</text:span><text:span text:style-name="T1">);</text:span></text:p>
      <text:p text:style-name="P57"><text:s text:c="8"/>}</text:p>
      <text:p text:style-name="P58"/>
      <text:p text:style-name="P58"><text:span text:style-name="T1"><text:s text:c="8"/>q = </text:span><text:span text:style-name="T23">em</text:span><text:span text:style-name="T1">.createQuery(</text:span><text:span text:style-name="T21">"select o from Order o"</text:span><text:span text:style-name="T1">);</text:span></text:p>
      <text:p text:style-name="P57"><text:s text:c="8"/>results = q.getResultList();</text:p>
      <text:p text:style-name="P58"/>
      <text:p text:style-name="P58"><text:span text:style-name="T1"><text:s text:c="8"/></text:span><text:span text:style-name="T19">if</text:span><text:span text:style-name="T1"> (results == </text:span><text:span text:style-name="T19">null</text:span><text:span text:style-name="T1"> || results.size() != 0) {</text:span></text:p>
      <text:p text:style-name="P58"><text:span text:style-name="T1"><text:s text:c="12"/></text:span><text:span text:style-name="T19">throw</text:span><text:span text:style-name="T1"> </text:span><text:span text:style-name="T19">new</text:span><text:span text:style-name="T1"> RuntimeException(</text:span><text:span text:style-name="T21">"Unexpected number of orders after delete"</text:span><text:span text:style-name="T1">);</text:span></text:p>
      <text:p text:style-name="P57"><text:s text:c="8"/>}</text:p>
      <text:p text:style-name="P58"/>
      <text:p text:style-name="P58"><text:span text:style-name="T1"><text:s text:c="8"/></text:span><text:span text:style-name="T19">return</text:span><text:span text:style-name="T1"> </text:span><text:span text:style-name="T21">"OK"</text:span><text:span text:style-name="T1">;</text:span></text:p>
      <text:p text:style-name="P57"><text:s text:c="4"/>}</text:p>
      <text:p text:style-name="P58"/>
      <text:p text:style-name="P58"><text:span text:style-name="T1"><text:s text:c="4"/></text:span><text:span text:style-name="T19">private</text:span><text:span text:style-name="T1"> </text:span><text:span text:style-name="T19">static</text:span><text:span text:style-name="T1"> Customer findCustomer(String name) {</text:span></text:p>
      <text:p text:style-name="P58"/>
      <text:p text:style-name="P58"><text:span text:style-name="T1"><text:s text:c="8"/>Query q = </text:span><text:span text:style-name="T23">em</text:span><text:span text:style-name="T1">.createQuery(</text:span><text:span text:style-name="T21">"select c from Customer c where c.name = :name"</text:span><text:span text:style-name="T1">);</text:span></text:p>
      <text:p text:style-name="P58"><text:span text:style-name="T1"><text:s text:c="8"/>q.setParameter(</text:span><text:span text:style-name="T21">"name"</text:span><text:span text:style-name="T1">, name);</text:span></text:p>
      <text:p text:style-name="P58"><text:span text:style-name="T1"><text:s text:c="8"/></text:span><text:span text:style-name="T19">return</text:span><text:span text:style-name="T1"> (Customer)q.getSingleResult();</text:span></text:p>
      <text:p text:style-name="P58"/>
      <text:p text:style-name="P57"><text:s text:c="4"/>}</text:p>
      <text:p text:style-name="P58"/>
      <text:p text:style-name="P58"><text:span text:style-name="T1"><text:s text:c="4"/></text:span><text:span text:style-name="T19">private</text:span><text:span text:style-name="T1"> </text:span><text:span text:style-name="T19">static</text:span><text:span text:style-name="T1"> </text:span><text:span text:style-name="T19">void</text:span><text:span text:style-name="T1"> createTransactionalEntityManager() {</text:span></text:p>
      <text:p text:style-name="P58"/>
      <text:p text:style-name="P58"><text:span text:style-name="T1"><text:s text:c="8"/></text:span><text:span text:style-name="T30">// Create a new EntityManager</text:span></text:p>
      <text:p text:style-name="P58"><text:span text:style-name="T1"><text:s text:c="8"/></text:span><text:span text:style-name="T23">em</text:span><text:span text:style-name="T1"> = </text:span><text:span text:style-name="T23">emf</text:span><text:span text:style-name="T1">.createEntityManager();</text:span></text:p>
      <text:p text:style-name="P58"/>
      <text:p text:style-name="P58"><text:span text:style-name="T1"><text:s text:c="8"/></text:span><text:span text:style-name="T30">// Begin transaction</text:span></text:p>
      <text:p text:style-name="P58"><text:span text:style-name="T1"><text:s text:c="8"/></text:span><text:span text:style-name="T23">em</text:span><text:span text:style-name="T1">.getTransaction().begin();</text:span></text:p>
      <text:p text:style-name="P57"><text:s text:c="4"/>}</text:p>
      <text:p text:style-name="P58"/>
      <text:p text:style-name="P58"><text:span text:style-name="T1"><text:s text:c="4"/></text:span><text:span text:style-name="T19">private</text:span><text:span text:style-name="T1"> </text:span><text:span text:style-name="T19">static</text:span><text:span text:style-name="T1"> </text:span><text:span text:style-name="T19">void</text:span><text:span text:style-name="T1"> closeTransactionalEntityManager() {</text:span></text:p>
      <text:p text:style-name="P58"/>
      <text:p text:style-name="P58"><text:span text:style-name="T1"><text:s text:c="8"/></text:span><text:span text:style-name="T30">// Commit the transaction</text:span></text:p>
      <text:p text:style-name="P58"><text:span text:style-name="T1"><text:s text:c="8"/></text:span><text:span text:style-name="T23">em</text:span><text:span text:style-name="T1">.getTransaction().commit();</text:span></text:p>
      <text:p text:style-name="P58"/>
      <text:p text:style-name="P58"><text:span text:style-name="T1"><text:s text:c="8"/></text:span><text:span text:style-name="T30">// Close this EntityManager</text:span></text:p>
      <text:p text:style-name="P58"><text:span text:style-name="T1"><text:s text:c="8"/></text:span><text:span text:style-name="T23">em</text:span><text:span text:style-name="T1">.close();</text:span></text:p>
      <text:p text:style-name="P57"><text:s text:c="4"/>}</text:p>
      <text:p text:style-name="P58"/>
      <text:p text:style-name="P58"><text:span text:style-name="T1"><text:s text:c="4"/></text:span><text:span text:style-name="T19">private</text:span><text:span text:style-name="T1"> </text:span><text:span text:style-name="T19">static</text:span><text:span text:style-name="T1"> </text:span><text:span text:style-name="T19">void</text:span><text:span text:style-name="T1"> createEntityManager() {</text:span></text:p>
      <text:p text:style-name="P58"/>
      <text:p text:style-name="P58"><text:span text:style-name="T1"><text:s text:c="8"/></text:span><text:span text:style-name="T30">// Create a new EntityManager</text:span></text:p>
      <text:p text:style-name="P58"><text:span text:style-name="T1"><text:s text:c="8"/></text:span><text:span text:style-name="T23">em</text:span><text:span text:style-name="T1"> = </text:span><text:span text:style-name="T23">emf</text:span><text:span text:style-name="T1">.createEntityManager();</text:span></text:p>
      <text:p text:style-name="P57"><text:s text:c="4"/>}</text:p>
      <text:p text:style-name="P58"/>
      <text:p text:style-name="P58"><text:span text:style-name="T1"><text:s text:c="4"/></text:span><text:span text:style-name="T19">private</text:span><text:span text:style-name="T1"> </text:span><text:span text:style-name="T19">static</text:span><text:span text:style-name="T1"> </text:span><text:span text:style-name="T19">void</text:span><text:span text:style-name="T1"> closeEntityManager() {</text:span></text:p>
      <text:p text:style-name="P58"/>
      <text:p text:style-name="P58"><text:span text:style-name="T1"><text:s text:c="8"/></text:span><text:span text:style-name="T30">// Close this EntityManager</text:span></text:p>
      <text:p text:style-name="P58"><text:span text:style-name="T1"><text:s text:c="8"/></text:span><text:span text:style-name="T23">em</text:span><text:span text:style-name="T1">.close();</text:span></text:p>
      <text:p text:style-name="P57"><text:s text:c="4"/>}</text:p>
      <text:p text:style-name="P57">}</text:p>
      <text:p text:style-name="P4"><text:span text:style-name="Source_20_Text"><text:span text:style-name="T10"/></text:span></text:p>
      <text:p text:style-name="P61"/>
      <text:p text:style-name="P61"/>
      <text:list xml:id="list1189296256" text:continue-numbering="true" text:style-name="L1">
        <text:list-item>
          <text:p text:style-name="P76">Persistence unit létrehozása</text:p>
        </text:list-item>
      </text:list>
      <text:p text:style-name="P9"/>
      <text:list xml:id="list983263373" text:continue-numbering="true" text:style-name="L1">
        <text:list-item>
          <text:list>
            <text:list-item>
              <text:p text:style-name="P76">Hozzd létre a <text:span text:style-name="T7">META-INF</text:span> könyvtárat a <text:span text:style-name="T7">src</text:span> könyvtár alatt.</text:p>
            </text:list-item>
          </text:list>
        </text:list-item>
      </text:list>
      <text:p text:style-name="P9"/>
      <text:list xml:id="list391726524" text:continue-numbering="true" text:style-name="L1">
        <text:list-item>
          <text:list>
            <text:list-item>
              <text:p text:style-name="P76">Hozd létre a persistence.xml fájlt a META-INF könyvtárban</text:p>
            </text:list-item>
          </text:list>
        </text:list-item>
      </text:list>
      <text:p text:style-name="P38"><text:soft-page-break/></text:p>
      <text:p text:style-name="P12">Database:<text:tab/><text:tab/><text:tab/>proba</text:p>
      <text:p text:style-name="P12">URL:<text:tab/><text:tab/><text:tab/><text:tab/>jdbc:postgresql://localhost:5432/database</text:p>
      <text:p text:style-name="P12">User name:<text:tab/><text:tab/><text:tab/>postgres</text:p>
      <text:p text:style-name="P12">password:<text:tab/><text:tab/><text:tab/>postgres</text:p>
      <text:p text:style-name="P38">org.postgresql.Driver</text:p>
      <text:p text:style-name="P38"/>
      <text:p text:style-name="P39">persistence.xml</text:p>
      <text:p text:style-name="P35"><text:s text:c="3"/></text:p>
      <text:p text:style-name="P26">&lt;?xml version=<text:span text:style-name="T14">"1.0"</text:span> encoding=<text:span text:style-name="T14">"UTF-8"</text:span> ?&gt;</text:p>
      <text:p text:style-name="P26">&lt;persistence xmlns:xsi=<text:span text:style-name="T14">"http://www.w3.org/2001/XMLSchema-instance"</text:span></text:p>
      <text:p text:style-name="P25"><text:s text:c="2"/>xsi:schemaLocation=<text:span text:style-name="T14">"http://java.sun.com/xml/ns/persistence http://java.sun.com/xml/ns/persistence/persistence_2_0.xsd"</text:span></text:p>
      <text:p text:style-name="P25"><text:s text:c="2"/>version=<text:span text:style-name="T14">"2.0"</text:span> xmlns=<text:span text:style-name="T14">"http://java.sun.com/xml/ns/persistence"</text:span>&gt;</text:p>
      <text:p text:style-name="P27"><text:tab/>&lt;persistence-unit name=<text:span text:style-name="T14">"</text:span><text:span text:style-name="T16">pu1</text:span><text:span text:style-name="T14">"</text:span> transaction-type=<text:span text:style-name="T14">"RESOURCE_LOCAL"</text:span>&gt;</text:p>
      <text:p text:style-name="P27"><text:tab/><text:tab/>&lt;class&gt;<text:span text:style-name="T7">entity.Customer</text:span>&lt;/class&gt;</text:p>
      <text:p text:style-name="P27"><text:tab/><text:tab/>&lt;class&gt;<text:span text:style-name="T7">entity.Order</text:span>&lt;/class&gt;</text:p>
      <text:p text:style-name="P27"><text:tab/><text:tab/>&lt;properties&gt;</text:p>
      <text:p text:style-name="P27"><text:tab/><text:tab/><text:tab/>&lt;property name=<text:span text:style-name="T14">"javax.persistence.jdbc.driver"</text:span> value=<text:span text:style-name="T14">"org.postgresql.Driver"</text:span> /&gt;</text:p>
      <text:p text:style-name="P27"><text:tab/><text:tab/><text:tab/>&lt;property name=<text:span text:style-name="T14">"javax.persistence.jdbc.url" </text:span>value=<text:span text:style-name="T14">"jdbc:postgresql://localhost:5432/proba"</text:span> /&gt;</text:p>
      <text:p text:style-name="P27"><text:tab/><text:tab/><text:tab/>&lt;property name=<text:span text:style-name="T14">"javax.persistence.jdbc.user"</text:span> value=<text:span text:style-name="T14">"postgres"</text:span> /&gt;</text:p>
      <text:p text:style-name="P27"><text:tab/><text:tab/><text:tab/>&lt;property name=<text:span text:style-name="T14">"javax.persistence.jdbc.password"</text:span> value=<text:span text:style-name="T14">"postgres"</text:span> /&gt;</text:p>
      <text:p text:style-name="P27"><text:tab/><text:tab/><text:tab/></text:p>
      <text:p text:style-name="P27"><text:tab/><text:tab/><text:tab/>&lt;property name=<text:span text:style-name="T14">"eclipselink.ddl-generation"</text:span> value=<text:span text:style-name="T14">"drop-and-create-tables"</text:span> /&gt;</text:p>
      <text:p text:style-name="P27"><text:tab/><text:tab/><text:tab/>&lt;property name=<text:span text:style-name="T14">"eclipselink.ddl-generation.output-mode"</text:span> value=<text:span text:style-name="T14">"database"</text:span> /&gt;</text:p>
      <text:p text:style-name="P27"><text:tab/><text:tab/>&lt;/properties&gt;</text:p>
      <text:p text:style-name="P27"><text:tab/>&lt;/persistence-unit&gt;</text:p>
      <text:p text:style-name="P27">&lt;/persistence&gt;</text:p>
      <text:p text:style-name="P42"><text:s/><text:span text:style-name="T5"><text:s text:c="4"/></text:span></text:p>
      <text:p text:style-name="P44">Az <text:span text:style-name="T26">eclipselink.dll-generation</text:span> lehet <text:span text:style-name="T7">create-tables</text:span> és <text:span text:style-name="T7">drop-and-create-tables</text:span>. Fontos, hogy az első hívás után, ha az <text:span text:style-name="T7">crate-tables</text:span> volt, töröljuk ezt a tag-et vagy állítsuk <text:span text:style-name="T7">drop-and-create-tables</text:span> -re különben hibaüzenetet kapunk.</text:p>
      <text:p text:style-name="P44">Az <text:span text:style-name="T26">eclipselink.dll-generation.output-mode</text:span> pedig lehet <text:span text:style-name="T7">database</text:span>, <text:span text:style-name="T7">sql-script</text:span> vagy pedig <text:span text:style-name="T7">both</text:span>.</text:p>
      <text:p text:style-name="P38"/>
      <text:list xml:id="list1278559247" text:continue-numbering="true" text:style-name="L1">
        <text:list-item>
          <text:list>
            <text:list-item>
              <text:p text:style-name="P76">Build</text:p>
              <text:list>
                <text:list-item>
                  <text:p text:style-name="P76">Complile</text:p>
                </text:list-item>
              </text:list>
            </text:list-item>
          </text:list>
        </text:list-item>
      </text:list>
      <text:p text:style-name="P60">Álljunk az <text:s/><text:span text:style-name="T7">entitybean/bin</text:span> könyvtárba és adjuk ki a következő parancsot</text:p>
      <text:p text:style-name="P60"/>
      <text:p text:style-name="P29"/>
      <text:p text:style-name="P29">javac -d . -cp /usr/local/programs/glassfish3/glassfish/modules/<text:span text:style-name="T7">javax.persistence.jar</text:span> ../src/entity/beans/*.java ../src/entity/client/*.java</text:p>
      <text:p text:style-name="P29"/>
      <text:p text:style-name="P60"/>
      <text:p text:style-name="P60">Ennek hatására létrejönnek a megfelelő class állományok a <text:span text:style-name="T7">bin</text:span> könyvtárban.</text:p>
      <text:p text:style-name="P60">Ezenkívül szükséges a META-INF könyvtár átmásolása a bin könyvtárba.</text:p>
      <text:p text:style-name="P9"/>
      <text:list xml:id="list434660585" text:continue-numbering="true" text:style-name="L1">
        <text:list-item>
          <text:list>
            <text:list-item>
              <text:list>
                <text:list-item>
                  <text:p text:style-name="P76"><text:span text:style-name="T7">entitybean/bin</text:span> könyvtárba másoljuk át a <text:span text:style-name="T7">META-INF</text:span> könyvtárat</text:p>
                </text:list-item>
                <text:list-item>
                  <text:p text:style-name="P76">Hozzuk létre a <text:span text:style-name="T7">lib</text:span> könyvtárat az <text:span text:style-name="T7">entitybean</text:span> könyvtárban</text:p>
                </text:list-item>
                <text:list-item>
                  <text:p text:style-name="P76">Másoljuk át a következő fájlokat az <text:span text:style-name="T7">entitybean/lib</text:span> könyvtárba</text:p>
                </text:list-item>
              </text:list>
            </text:list-item>
          </text:list>
        </text:list-item>
      </text:list>
      <text:p text:style-name="P65">$GLASSFISH/domains/domain1/lib/<text:span text:style-name="T7">postgresql-9.2-1002.jdbc4.jar</text:span></text:p>
      <text:p text:style-name="P65">$ECLIPSELINK/jlib/<text:span text:style-name="T7">eclipselink.jar</text:span></text:p>
      <text:p text:style-name="P65">$ECLIPSELINK/jlib/jpa/<text:span text:style-name="T7">javax.persistence_2.0.4.v201112161009.jar</text:span></text:p>
      <text:p text:style-name="P9"/>
      <text:list xml:id="list139491013" text:continue-numbering="true" text:style-name="L1">
        <text:list-item>
          <text:list>
            <text:list-item>
              <text:p text:style-name="P78">Futtatás – class osztályból</text:p>
            </text:list-item>
          </text:list>
        </text:list-item>
      </text:list>
      <text:p text:style-name="P60">Maradjunk az <text:span text:style-name="T7">entitybean/bin</text:span> könyvtárban</text:p>
      <text:p text:style-name="P22"/>
      <text:p text:style-name="P41"><text:soft-page-break/></text:p>
      <text:p text:style-name="P36">java -cp ../lib/*:. <text:s/>entity.client.Client</text:p>
      <text:p text:style-name="P28"/>
      <text:p text:style-name="P22"/>
      <text:list xml:id="list999749106" text:continue-numbering="true" text:style-name="L1">
        <text:list-item>
          <text:list>
            <text:list-item>
              <text:p text:style-name="P79">JAR fájl gyártása</text:p>
            </text:list-item>
          </text:list>
        </text:list-item>
      </text:list>
      <text:p text:style-name="P66"/>
      <text:list xml:id="list1418916637" text:continue-numbering="true" text:style-name="L1">
        <text:list-item>
          <text:list>
            <text:list-item>
              <text:list>
                <text:list-item>
                  <text:p text:style-name="P76">Álljunk be az <text:span text:style-name="T7">entitybean</text:span> könvytárba</text:p>
                </text:list-item>
                <text:list-item>
                  <text:p text:style-name="P76">Hozzuk itt létre a manifest.txt fájlt és a tartalma legyen a következő:</text:p>
                </text:list-item>
              </text:list>
            </text:list-item>
          </text:list>
        </text:list-item>
      </text:list>
      <text:p text:style-name="P9"/>
      <text:p text:style-name="P41"/>
      <text:p text:style-name="P29">Manifest-Version: 1.0</text:p>
      <text:p text:style-name="P29">Created-By: 1.7.0_17 (Oracle Corporation)</text:p>
      <text:p text:style-name="P29">Main-Class: entity.client.Client</text:p>
      <text:p text:style-name="P29">Class-Path: <text:span text:style-name="T7">entity.beans.Order entity.beans.Customer</text:span> lib/<text:span text:style-name="T7">eclipselink.jar</text:span> lib/<text:span text:style-name="T7">javax.persistence.jar</text:span> lib/<text:span text:style-name="T7">postgresql-9.2-1002.jdbc4.jar</text:span></text:p>
      <text:p text:style-name="P32"/>
      <text:p text:style-name="P9"/>
      <text:list xml:id="list258612274" text:continue-numbering="true" text:style-name="L1">
        <text:list-item>
          <text:list>
            <text:list-item>
              <text:list>
                <text:list-item>
                  <text:p text:style-name="P76">Végül pedig csomagoljuk be az egészet a következő paranccsal:</text:p>
                </text:list-item>
              </text:list>
            </text:list-item>
          </text:list>
        </text:list-item>
      </text:list>
      <text:p text:style-name="P9"/>
      <text:p text:style-name="P41"/>
      <text:p text:style-name="P37">jar cfm eb.jar ./manifest.txt -C bin ./</text:p>
      <text:p text:style-name="P28"/>
      <text:p text:style-name="P9"/>
      <text:list xml:id="list1693383953" text:continue-numbering="true" text:style-name="L1">
        <text:list-item>
          <text:list>
            <text:list-item>
              <text:list>
                <text:list-item>
                  <text:p text:style-name="P76">Futtassuk a jar fájlt</text:p>
                </text:list-item>
              </text:list>
            </text:list-item>
          </text:list>
        </text:list-item>
      </text:list>
      <text:p text:style-name="P9"/>
      <text:p text:style-name="P41"/>
      <text:p text:style-name="P30">java -jar ./eb.jar</text:p>
      <text:p text:style-name="P37"/>
      <text:p text:style-name="P9"/>
      <text:p text:style-name="P68">Fontos megjegyezni, hogy ebben az esetben a <text:span text:style-name="T7">lib</text:span> könyvtárra a <text:span text:style-name="T7">jar</text:span> fájl mellett mindenképpen szükség van. A futtatható jar fájlból nem tudunk hivatkozni egy olyan jar fájl tartalmára, amit maga tartalmaz. A Class-Path-ben a hivatkozott jar fájlok referencia könyvtárai az a könyvtár ahol a jar fájl található. </text:p>
      <text:p text:style-name="P68">A probléma megoldása az, hogy csomagoljuk ki az osszes hivatkozott jar fájlt: eclipselink.jar, javax.persistence.jar, postgresql-9.2-1002.jdbc4.jar a futtatható jar fájlunk gyökér könyvtárába, vagyis oda ahol a <text:span text:style-name="T7">META-INF</text:span> könyvtár található, és a Class-Path-re pedig nincs is szükség.</text:p>
      <text:p text:style-name="P68">A következő pontban ennek a megoldásnak az <text:span text:style-name="T7">ant</text:span>-ját láthatjuk.</text:p>
      <text:p text:style-name="P68"/>
      <text:list xml:id="list165795162" text:continue-numbering="true" text:style-name="L1">
        <text:list-item>
          <text:p text:style-name="P79">ANT fájl készítés</text:p>
        </text:list-item>
      </text:list>
      <text:p text:style-name="P9"/>
      <text:p text:style-name="P69">Az ant készítéshez és futtatáshoz az előzőekben használt fájlstruktúrára lesz szükségünk, de a pontosítás kedvéért lássuk újra.</text:p>
      <text:p text:style-name="P55"><text:span text:style-name="Source_20_Text"><text:span text:style-name="T12"/></text:span></text:p>
      <text:p text:style-name="P56"><text:span text:style-name="Source_20_Text"><text:span text:style-name="T12">$HOME</text:span></text:span></text:p>
      <text:p text:style-name="P55"><text:span text:style-name="Source_20_Text"><text:span text:style-name="T12"><text:s text:c="3"/>/---</text:span></text:span><text:span text:style-name="Source_20_Text"><text:span text:style-name="T11">entitybean</text:span></text:span></text:p>
      <text:p text:style-name="P55"><text:span text:style-name="Source_20_Text"><text:span text:style-name="T12"><text:s text:c="8"/></text:span></text:span><text:span text:style-name="Source_20_Text"><text:span text:style-name="T11">/---src</text:span></text:span></text:p>
      <text:p text:style-name="P53"><text:span text:style-name="Source_20_Text"><text:span text:style-name="T11"><text:tab/> <text:s text:c="11"/>/---META-INF</text:span></text:span></text:p>
      <text:p text:style-name="P51"><text:span text:style-name="Source_20_Text"><text:span text:style-name="T11"><text:s text:c="16"/></text:span></text:span><text:span text:style-name="Source_20_Text"><text:span text:style-name="T13"><text:s/>/---persistence.xml</text:span></text:span></text:p>
      <text:p text:style-name="P53"><text:span text:style-name="Source_20_Text"><text:span text:style-name="T11"><text:tab/> <text:s text:c="11"/>/---entity</text:span></text:span></text:p>
      <text:p text:style-name="P53"><text:span text:style-name="Source_20_Text"><text:span text:style-name="T11"><text:s text:c="17"/>/---beans</text:span></text:span></text:p>
      <text:p text:style-name="P51"><text:span text:style-name="Source_20_Text"><text:span text:style-name="T11"><text:s text:c="20"/></text:span></text:span><text:span text:style-name="Source_20_Text"><text:span text:style-name="T13"><text:s text:c="2"/>/---Order.java</text:span></text:span></text:p>
      <text:p text:style-name="P51"><text:span text:style-name="Source_20_Text"><text:span text:style-name="T11"><text:s text:c="20"/></text:span></text:span><text:span text:style-name="Source_20_Text"><text:span text:style-name="T13"><text:s text:c="2"/>/---Customer.java</text:span></text:span></text:p>
      <text:p text:style-name="P51"><text:span text:style-name="Source_20_Text"><text:span text:style-name="T11"><text:s text:c="17"/>/---client</text:span></text:span></text:p>
      <text:p text:style-name="P51"><text:span text:style-name="Source_20_Text"><text:span text:style-name="T11"><text:s text:c="20"/></text:span></text:span><text:span text:style-name="Source_20_Text"><text:span text:style-name="T13"><text:s text:c="2"/>/---Client.java</text:span></text:span></text:p>
      <text:p text:style-name="P53"><text:span text:style-name="Source_20_Text"><text:span text:style-name="T11"><text:tab/> <text:s text:c="11"/>/---lib</text:span></text:span></text:p>
      <text:p text:style-name="P51"><text:span text:style-name="Source_20_Text"><text:span text:style-name="T12"><text:s text:c="7"/>/---</text:span></text:span><text:span text:style-name="Source_20_Text"><text:span text:style-name="T11">bin</text:span></text:span></text:p>
      <text:p text:style-name="P69"/>
      <text:p text:style-name="P69"><text:soft-page-break/>Ezen kívül természetesen szükség van a 3 említett jar fájl elérésére is. A következő lépés az, hogy hozzuk létre a <text:span text:style-name="T7">build.xml</text:span> fájlt és helyezzük el az <text:span text:style-name="T7">entitybean</text:span> könyvtárba.</text:p>
      <text:p text:style-name="P69"/>
      <text:p text:style-name="P70">build.xml</text:p>
      <text:p text:style-name="P41"/>
      <text:p text:style-name="P29">&lt;project&gt;</text:p>
      <text:p text:style-name="P29"><text:s text:c="4"/>&lt;property name="src.dir" value="src"/&gt;</text:p>
      <text:p text:style-name="P29"><text:s text:c="4"/>&lt;property name="bin.dir" value="bin"/&gt;</text:p>
      <text:p text:style-name="P29"><text:s text:c="4"/>&lt;property name="lib.dir" value="lib"/&gt;</text:p>
      <text:p text:style-name="P29"><text:s text:c="4"/>&lt;property name="glassfish.dir" value="/usr/local/programs/glassfish3/glassfish"/&gt;</text:p>
      <text:p text:style-name="P29"><text:s text:c="4"/>&lt;property name="eclipselink.dir" value="/usr/local/programs/eclipselink"/&gt;</text:p>
      <text:p text:style-name="P29"/>
      <text:p text:style-name="P29"><text:s text:c="4"/>&lt;property name="eclipselink.file" value="<text:span text:style-name="T7">eclipselink.jar</text:span>"/&gt;</text:p>
      <text:p text:style-name="P29"><text:s text:c="4"/>&lt;property name="persistence.file" value="<text:span text:style-name="T7">javax.persistence_2.0.4.v201112161009.jar</text:span>"/&gt;</text:p>
      <text:p text:style-name="P29"><text:s text:c="4"/>&lt;property name="postgresql.file" value="<text:span text:style-name="T7">postgresql-9.2-1002.jdbc4.jar</text:span>"/&gt;</text:p>
      <text:p text:style-name="P29"/>
      <text:p text:style-name="P29"><text:s text:c="4"/>&lt;property name="glassfish.postgresql.dir" value="${glassfish.dir}/domains/domain1/lib"/&gt;</text:p>
      <text:p text:style-name="P29"><text:s text:c="4"/>&lt;property name="eclipselink.eclipselink.dir" value="${eclipselink.dir}/jlib/"/&gt;</text:p>
      <text:p text:style-name="P29"><text:s text:c="4"/>&lt;property name="eclipselink.persistence.dir" value="${eclipselink.dir}/jlib/jpa"/&gt;</text:p>
      <text:p text:style-name="P29"/>
      <text:p text:style-name="P29"><text:s text:c="4"/>&lt;property name="main-class" value="entity.client.Client"/&gt;</text:p>
      <text:p text:style-name="P29"/>
      <text:p text:style-name="P29"><text:s text:c="4"/>&lt;path id="lib.classpath"&gt;</text:p>
      <text:p text:style-name="P29"><text:s text:c="12"/>&lt;fileset dir="${glassfish.postgresql.dir}"&gt;</text:p>
      <text:p text:style-name="P29"><text:s text:c="16"/>&lt;include name="${postgresql.file}"/&gt;</text:p>
      <text:p text:style-name="P29"><text:s text:c="12"/>&lt;/fileset&gt;</text:p>
      <text:p text:style-name="P29"><text:s text:c="12"/>&lt;fileset dir="${eclipselink.eclipselink.dir}"&gt;</text:p>
      <text:p text:style-name="P29"><text:s text:c="16"/>&lt;include name="${eclipselink.file}"/&gt;</text:p>
      <text:p text:style-name="P29"><text:s text:c="12"/>&lt;/fileset&gt;</text:p>
      <text:p text:style-name="P29"><text:s text:c="12"/>&lt;fileset dir="${eclipselink.persistence.dir}"&gt;</text:p>
      <text:p text:style-name="P29"><text:s text:c="16"/>&lt;include name="${persistence.file}"/&gt;</text:p>
      <text:p text:style-name="P29"><text:s text:c="12"/>&lt;/fileset&gt;</text:p>
      <text:p text:style-name="P29"><text:s text:c="4"/>&lt;/path&gt;</text:p>
      <text:p text:style-name="P29"/>
      <text:p text:style-name="P29"><text:s text:c="4"/>&lt;<text:span text:style-name="T7">target </text:span>name="<text:span text:style-name="T7">clean</text:span>"&gt;</text:p>
      <text:p text:style-name="P29"><text:s text:c="8"/>&lt;delete includeEmptyDirs="true"&gt;</text:p>
      <text:p text:style-name="P29"><text:s text:c="12"/>&lt;fileset dir="${bin.dir}"&gt;</text:p>
      <text:p text:style-name="P29"><text:s text:c="16"/>&lt;include name="*/**" /&gt; <text:s/></text:p>
      <text:p text:style-name="P29"><text:s text:c="12"/>&lt;/fileset&gt; <text:s/></text:p>
      <text:p text:style-name="P29"><text:s text:c="8"/>&lt;/delete&gt; <text:s/></text:p>
      <text:p text:style-name="P29"/>
      <text:p text:style-name="P29"><text:s text:c="8"/>&lt;delete includeEmptyDirs="true"&gt;</text:p>
      <text:p text:style-name="P29"><text:s text:c="12"/>&lt;fileset dir="${lib.dir}"&gt;</text:p>
      <text:p text:style-name="P29"><text:s text:c="16"/>&lt;include name="*/**" /&gt; <text:s/></text:p>
      <text:p text:style-name="P29"><text:s text:c="12"/>&lt;/fileset&gt; <text:s/></text:p>
      <text:p text:style-name="P29"><text:s text:c="8"/>&lt;/delete&gt; <text:s/></text:p>
      <text:p text:style-name="P29"/>
      <text:p text:style-name="P29"><text:s text:c="8"/>&lt;delete includeEmptyDirs="true"&gt;</text:p>
      <text:p text:style-name="P29"><text:s text:c="12"/>&lt;fileset dir="."&gt;</text:p>
      <text:p text:style-name="P29"><text:s text:c="16"/>&lt;include name="*.jar" /&gt; <text:s/></text:p>
      <text:p text:style-name="P29"><text:s text:c="12"/>&lt;/fileset&gt; <text:s/></text:p>
      <text:p text:style-name="P29"><text:s text:c="8"/>&lt;/delete&gt; <text:s/></text:p>
      <text:p text:style-name="P29"/>
      <text:p text:style-name="P29"><text:s text:c="8"/>&lt;<text:span text:style-name="T7">unjar</text:span> dest="${lib.dir}"&gt;</text:p>
      <text:p text:style-name="P29"><text:s text:c="12"/>&lt;fileset dir="${glassfish.postgresql.dir}"&gt;</text:p>
      <text:p text:style-name="P29"><text:s text:c="16"/>&lt;include name="${postgresql.file}"/&gt;</text:p>
      <text:p text:style-name="P29"><text:s text:c="12"/>&lt;/fileset&gt;</text:p>
      <text:p text:style-name="P29"><text:s text:c="8"/>&lt;<text:span text:style-name="T7">/unjar</text:span>&gt;</text:p>
      <text:p text:style-name="P29"><text:s text:c="8"/>&lt;<text:span text:style-name="T7">unjar</text:span> dest="${lib.dir}"&gt;</text:p>
      <text:p text:style-name="P29"><text:s text:c="12"/>&lt;fileset dir="${eclipselink.eclipselink.dir}"&gt;</text:p>
      <text:p text:style-name="P29"><text:s text:c="16"/>&lt;include name="${eclipselink.file}"/&gt;</text:p>
      <text:p text:style-name="P29"><text:s text:c="12"/>&lt;/fileset&gt;</text:p>
      <text:p text:style-name="P29"><text:s text:c="8"/>&lt;<text:span text:style-name="T7">/unjar</text:span>&gt;</text:p>
      <text:p text:style-name="P29"><text:s text:c="8"/>&lt;<text:span text:style-name="T7">unjar</text:span> dest="${lib.dir}"&gt;</text:p>
      <text:p text:style-name="P29"><text:s text:c="12"/>&lt;fileset dir="${eclipselink.persistence.dir}"&gt;</text:p>
      <text:p text:style-name="P29"><text:s text:c="16"/>&lt;include name="${persistence.file}"/&gt;</text:p>
      <text:p text:style-name="P29"><text:s text:c="12"/>&lt;/fileset&gt;</text:p>
      <text:p text:style-name="P29"><text:s text:c="8"/>&lt;<text:span text:style-name="T7">/unjar</text:span>&gt;</text:p>
      <text:p text:style-name="P29"><text:s text:c="4"/>&lt;<text:span text:style-name="T7">/target</text:span>&gt;</text:p>
      <text:p text:style-name="P29"/>
      <text:p text:style-name="P29"><text:s text:c="4"/>&lt;<text:span text:style-name="T7">target</text:span> name="<text:span text:style-name="T7">compile</text:span>"&gt;</text:p>
      <text:p text:style-name="P29"><text:soft-page-break/><text:s text:c="8"/>&lt;mkdir dir="${bin.dir}"/&gt;</text:p>
      <text:p text:style-name="P29"><text:s text:c="8"/>&lt;javac includeantruntime="false" srcdir="${src.dir}" destdir="${bin.dir}" classpathref="lib.classpath"/&gt;</text:p>
      <text:p text:style-name="P29"/>
      <text:p text:style-name="P29"><text:s text:c="8"/>&lt;<text:span text:style-name="T7">jar</text:span> destfile="./eb.jar"&gt;</text:p>
      <text:p text:style-name="P29"><text:s text:c="12"/>&lt;fileset dir="${bin.dir}"&gt;</text:p>
      <text:p text:style-name="P29"><text:s text:c="12"/>&lt;/fileset&gt;</text:p>
      <text:p text:style-name="P29"/>
      <text:p text:style-name="P29"><text:s text:c="12"/>&lt;fileset dir="${lib.dir}"&gt;</text:p>
      <text:p text:style-name="P29"><text:s text:c="16"/>&lt;include name="**/*"/&gt;</text:p>
      <text:p text:style-name="P29"><text:s text:c="12"/>&lt;/fileset&gt;</text:p>
      <text:p text:style-name="P29"/>
      <text:p text:style-name="P29"><text:s text:c="12"/>&lt;manifest&gt;</text:p>
      <text:p text:style-name="P29"><text:s text:c="16"/>&lt;attribute name="Main-Class" value="${main-class}"/&gt;</text:p>
      <text:p text:style-name="P29"><text:s text:c="16"/>&lt;attribute name="Class-Path" value="${lib.dir}/${postgresql.file} ${lib.dir}/${eclipselink.file} ${lib.dir}/${persistence.file}"/&gt;</text:p>
      <text:p text:style-name="P29"><text:s text:c="12"/>&lt;/manifest&gt;</text:p>
      <text:p text:style-name="P29"/>
      <text:p text:style-name="P29"><text:s text:c="12"/>&lt;metainf <text:s/>dir="src/META-INF" <text:s/>includes="**/*.xml" /&gt; <text:s text:c="5"/></text:p>
      <text:p text:style-name="P29"><text:s text:c="8"/>&lt;<text:span text:style-name="T7">/jar</text:span>&gt;</text:p>
      <text:p text:style-name="P29"/>
      <text:p text:style-name="P29"><text:s text:c="4"/>&lt;<text:span text:style-name="T7">/target</text:span>&gt;</text:p>
      <text:p text:style-name="P29"/>
      <text:p text:style-name="P29"><text:s text:c="4"/>&lt;<text:span text:style-name="T7">target </text:span>name=”<text:span text:style-name="T7">main</text:span>” depends=”clean,compile”/&gt;</text:p>
      <text:p text:style-name="P29"/>
      <text:p text:style-name="P29">&lt;/project&gt;</text:p>
      <text:p text:style-name="P31"/>
      <text:p text:style-name="P69"/>
      <text:p text:style-name="P69"><text:s/></text:p>
      <text:p text:style-name="P67"/>
      <text:p text:style-name="P67"/>
      <text:p text:style-name="P20"/>
      <text:p text:style-name="P20"/>
      <text:p text:style-name="P20"/>
      <text:p text:style-name="P20"/>
      <text:p text:style-name="P20"/>
      <text:p text:style-name="P21"/>
      <text:p text:style-name="P20"/>
      <text:p text:style-name="P21"/>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Monospace" svg:font-family="Monospace" style:font-family-generic="roman"/>
    <style:font-face style:name="Monospace1"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Numbering_20_Symbols" style:display-name="Numbering Symbols" style:family="text">
      <style:text-properties fo:font-size="11pt" fo:font-weight="normal" style:font-size-asian="9.60000038146973pt" style:font-weight-asian="normal" style:font-size-complex="11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style:font-name-asian="Droid Sans Fallback1" style:font-name-complex="Lohit Hindi1"/>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1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3-04-14T14:59:08</dc:date>
    <meta:editing-duration>P9DT10H13M1S</meta:editing-duration>
    <meta:editing-cycles>391</meta:editing-cycles>
    <meta:generator>LibreOffice/3.5$Linux_x86 LibreOffice_project/350m1$Build-2</meta:generator>
    <meta:document-statistic meta:table-count="2" meta:image-count="0" meta:object-count="0" meta:page-count="11" meta:paragraph-count="426" meta:word-count="1999" meta:character-count="18313" meta:non-whitespace-character-count="16242"/>
  </office:meta>
</office:document-meta>
</file>